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1. Crowbook</text:h>
      <text:p text:style-name="Text_20_body"><text:a xlink:type="simple" xlink:href="https://travis-ci.org/lise-henry/crowbook"> </text:a> <text:a xlink:type="simple" xlink:href="https://ci.appveyor.com/project/lise-henry/crowbook"> </text:a></text:p>
      <text:p text:style-name="Text_20_body">Crowbook’s aim is to allow you to write a book in Markdown without worrying about formatting or typography, and let the program generate HTML, PDF and EPUB output for you. Its focus is novels and fiction, and the default settings should (hopefully) generate readable books with correct typography without requiring you to worry about it.</text:p>
      <text:h text:style-name="Heading_20_2">
Example</text:h>
      <text:p text:style-name="Text_20_body">To see what Crowbook’s output looks like, you can read the Crowbook guide rendered in <text:a xlink:type="simple" xlink:href="http://lise-henry.github.io/crowbook/book/book.html">HTML</text:a>, <text:a xlink:type="simple" xlink:href="http://lise-henry.github.io/crowbook/book/book.pdf">PDF</text:a> or <text:a xlink:type="simple" xlink:href="http://lise-henry.github.io/crowbook/book/book.epub">EPUB</text:a>.</text:p>
      <text:p text:style-name="Text_20_body">You can also play with the <text:a xlink:type="simple" xlink:href="http://vps.crowdagger.fr/crowbook/">online demo version</text:a>.</text:p>
      <text:h text:style-name="Heading_20_2">
Installing</text:h>
      <text:p text:style-name="Text_20_body">There are two ways to install Crowbook: either using precompiled binaries, or compiling it using <text:span text:style-name="Preformatted_20_Text">cargo</text:span>.</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p text:style-name="Text_20_body">If you are on Debian GNU/Linux or Ubuntu (on a PC architecture), you can also download <text:span text:style-name="Preformatted_20_Text">.deb</text:span> packages on <text:a xlink:type="simple" xlink:href="https://github.com/lise-henry/crowbook/releases">the releases page</text:a>.</text:p>
      <text:h text:style-name="Heading_20_3">
Using Cargo</text:h>
      <text:p text:style-name="Text_20_body"><text:a xlink:type="simple" xlink:href="https://crates.io/">Cargo</text:a> is the <text:a xlink:type="simple" xlink:href="https://www.rust-lang.org/">Rust</text:a>’s package manager. You can <text:a xlink:type="simple" xlink:href="https://www.rust-lang.org/downloads.html">install it here</text:a>. Once it is done:</text:p>
      <text:p text:style-name="Text_20_Body">$ cargo install crowbook
</text:p>
      <text:p text:style-name="Text_20_body">will automatically download the latest <text:span text:style-name="Preformatted_20_Text">crowbook</text:span> release on <text:a xlink:type="simple" xlink:href="https://crates.io/crates/crowbook">crates.io</text:a>, compile it, and install it on your system.</text:p>
      <text:p text:style-name="Text_20_Body"><text:p text:style-name="Text_20_body">Some dependencies also require building C libraries; you might thus also need to install a C compiler and <text:span text:style-name="Preformatted_20_Text">make</text:span>/<text:span text:style-name="Preformatted_20_Text">cmake</text:span> build tools. You can also try to build a version of Crowbook without optional features: <text:span text:style-name="Preformatted_20_Text">cargo install crowbook --no-default-features --features “clap”</text:span> will disable syntactic highlighting and proofreading, requiring less dependencies.</text:p>
</text:p>
      <text:h text:style-name="Heading_20_2">
Dependencies</text:h>
      <text:p text:style-name="Text_20_body">While there should be, strictly speaking, no real dependencies to be able to run Crowbook (it is published as a statically compiled binary), some features require additional commands to work correctly:</text:p>
      <text:list>
        <text:list-item>
          <text:p>EPUB rendering requires the <text:span text:style-name="Preformatted_20_Text">zip</text:span> command to be present on your system;</text:p>
        </text:list-item>
        <text:list-item>
          <text:p>PDF rendering requires a working installation of LaTeX (preferably <text:span text:style-name="Preformatted_20_Text">xelatex</text:span>).</text:p>
        </text:list-item>
      </text:list>
      <text:h text:style-name="Heading_20_2">
Quick tour</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HTML, EPUB, and/or PDF output formats,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my.book --create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short books containing only a single Markdown file, it is possible to embed some metadata at the beginning of the file and use the <text:span text:style-name="Preformatted_20_Text">--single</text:span> or <text:span text:style-name="Preformatted_20_Text">-s</text:span> option to run <text:span text:style-name="Preformatted_20_Text">crowbook</text:span> directly on this Markdown file and avoid creating a separate book configuration file:</text:p>
      <text:p text:style-name="Text_20_Body">$ crowbook -s text.md
</text:p>
      <text:p text:style-name="Text_20_body">For more information, see the chapters on <text:a xlink:type="simple" xlink:href="guide/arguments.md">the arguments supported by <text:span text:style-name="Preformatted_20_Text">crowbook</text:span></text:a> and on <text:a xlink:type="simple" xlink:href="guide/config.md">the configuration file</text:a>.</text:p>
      <text:h text:style-name="Heading_20_2">
Current features</text:h>
      <text:h text:style-name="Heading_20_3">
Output formats</text:h>
      <text:p text:style-name="Text_20_body">Crowbook supports HTML, PDF and EPUB (either version 2 or 3) as output formats. See the Crowbook User Guide rendered in <text:a xlink:type="simple" xlink:href="http://lise-henry.github.io/crowbook/book/book.html">HTML</text:a>, <text:a xlink:type="simple" xlink:href="http://lise-henry.github.io/crowbook/book/book.epub">EPUB</text:a> and <text:a xlink:type="simple" xlink:href="http://lise-henry.github.io/crowbook/book.pdf">PDF</text:a>.</text:p>
      <text:h text:style-name="Heading_20_3">
Input format</text:h>
      <text:p text:style-name="Text_20_body">Crowbook uses <text:a xlink:type="simple" xlink:href="https://crates.io/crates/pulldown-cmark">pulldown-cmark</text:a> and thus should support most of <text:a xlink:type="simple" xlink:href="http://commonmark.org/">CommonMark Markdown</text:a>. Inline HTML, however, is not implemented, and probably won’t be, as the goal is to have books that can also be generated in PDF (and maybe ODT).</text:p>
      <text:h text:style-name="Heading_20_3">
Typographic “cleaning”</text:h>
      <text:p text:style-name="Text_20_body">Maybe the most specific “feature” of Crowbook is that it does its best to “clean” the input text before rendering it. By default, it removes superfluous spaces and tries to use curly quotes. If the book’s language is set to french, it also tries to respect french typography by replacing spaces with non-breaking ones when it is appropriate (e.g. before ‘?’, ‘!’, ‘;’ or ‘:’).</text:p>
      <text:p text:style-name="Text_20_Body"><text:p text:style-name="Text_20_body">Please <text:a xlink:type="simple" xlink:href="https://github.com/lise-henry/crowbook/issues/new">open an issue</text:a> describing typographic rules if you want them to be implemented for other languages.</text:p>
</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 with the <text:span text:style-name="Preformatted_20_Text">--single</text:span> argument (receiving a single Markdown file instead of a book configuration file), for short texts that only contain one “chapter”.</text:p>
      <text:h text:style-name="Heading_20_3">
Proofreading</text:h>
      <text:p text:style-name="Text_20_body">Crowbook can also generate “proofreading” copies in HTML or PDF, highlighting grammar errors and repetitions. For more information, see <text:a xlink:type="simple" xlink:href="guide/proofreading.md">the proofreading chapter of the guide</text:a>.</text:p>
      <text:h text:style-name="Heading_20_3">
Interactive fiction</text:h>
      <text:p text:style-name="Text_20_body">Crowbook has experimental support for writing interactive fiction (only for HTML). For more information, read the <text:a xlink:type="simple" xlink:href="guide/if.md">interactive fiction chapter</text:a>.</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
      <text:h text:style-name="Heading_20_2">
Acknowledgements</text:h>
      <text:p text:style-name="Text_20_body">Besides the <text:a xlink:type="simple" xlink:href="https://www.rust-lang.org/">Rust</text:a> compiler and standard library, Crowbook uses the following libraries: <text:a xlink:type="simple" xlink:href="https://crates.io/crates/pulldown-cmark">pulldown-cmark</text:a>, <text:a xlink:type="simple" xlink:href="https://crates.io/crates/yaml-rust">yaml-rust</text:a>, <text:a xlink:type="simple" xlink:href="https://crates.io/crates/mustache">mustache</text:a>, <text:a xlink:type="simple" xlink:href="https://github.com/kbknapp/clap-rs">clap</text:a>, <text:a xlink:type="simple" xlink:href="https://crates.io/crates/chrono">chrono</text:a>, <text:a xlink:type="simple" xlink:href="https://crates.io/crates/uuid">uuid</text:a>, <text:a xlink:type="simple" xlink:href="https://crates.io/crates/mime_guess">mime_guess</text:a>, <text:a xlink:type="simple" xlink:href="https://crates.io/crates/crossbeam">crossbeam</text:a>, <text:a xlink:type="simple" xlink:href="https://crates.io/crates/walkdir">walkdir</text:a>, <text:a xlink:type="simple" xlink:href="https://crates.io/crates/rustc-serialize">rustc-serialize</text:a>, <text:a xlink:type="simple" xlink:href="https://crates.io/crates/caribon">caribon</text:a>, <text:a xlink:type="simple" xlink:href="https://crates.io/crates/hyper">hyper</text:a>, <text:a xlink:type="simple" xlink:href="https://crates.io/crates/url">url</text:a>, <text:a xlink:type="simple" xlink:href="https://crates.io/crates/lazy_static">lazy_static</text:a>, <text:a xlink:type="simple" xlink:href="https://crates.io/crates/regex">regex</text:a>, <text:a xlink:type="simple" xlink:href="https://crates.io/crates/term">term</text:a>, <text:a xlink:type="simple" xlink:href="https://crates.io/crates/numerals">numerals</text:a>, <text:a xlink:type="simple" xlink:href="https://crates.io/crates/syntect">syntect</text:a>.</text:p>
      <text:p text:style-name="Text_20_body">It can also embed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 very useful during development and testing.</text:p>
      <text:h text:style-name="Heading_20_2">
ChangeLog</text:h>
      <text:p text:style-name="Text_20_body">See <text:a xlink:type="simple" xlink:href="ChangeLog.md">ChangeLog</text:a>.</text:p>
      <text:h text:style-name="Heading_20_2">
Contributing</text:h>
      <text:p text:style-name="Text_20_body">See <text:a xlink:type="simple" xlink:href="guide/contribute.md">how you can contribute to Crowbook</text:a>.</text:p>
      <text:p text:style-name="Text_20_body">If you find this project useful, you can also support its author by <text:a xlink:type="simple" xlink:href="https://www.paypal.me/crowdagger">making a Paypal donation</text:a>.</text:p>
      <text:h text:style-name="Heading_20_2">
Library</text:h>
      <text:p text:style-name="Text_20_body">While the main purpose of Crowbook is to be run as a standalone program, the code is written as a library, so if you want to build on it you can use it as such. You can look at the generated documentation on <text:a xlink:type="simple" xlink:href="https://docs.rs/releases/search?query=crowbook">docs.rs</text:a>.</text:p>
      <text:p text:style-name="Text_20_body">Note that, in order to facilitate code reuse, some features have been split to separate libraries:</text:p>
      <text:list>
        <text:list-item>
          <text:p><text:a xlink:type="simple" xlink:href="https://github.com/lise-henry/epub-builder">epub-builder</text:a> makes it easier to generate EPUB files.</text:p>
        </text:list-item>
        <text:list-item>
          <text:p><text:a xlink:type="simple" xlink:href="https://github.com/lise-henry/crowbook-text-processing/">crowbook-text-processing</text:a> contains all the “typographic” functions (smart quotes, handling of non-breaking spaces in french, ...).</text:p>
        </text:list-item>
        <text:list-item>
          <text:p><text:a xlink:type="simple" xlink:href="https://github.com/lise-henry/crowbook-intl/">crowbook-intl</text:a> is used for the internationalization (translation) process.</text:p>
        </text:list-item>
      </text:list>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2. Arguments</text:h>
      <text:p text:style-name="Text_20_body">Crowbook can take a number of arguments, generally in the form:</text:p>
      <text:p text:style-name="Text_20_Body">crowbook [OPTIONS] [BOOK]
</text:p>
      <text:p text:style-name="Text_20_body">The most important argument is obviously the book configuration file. It is mandatory in most cases: if you don’t pass it, Crowbook will simply display an error. In a normal use case this is the only argument you’ll need to pass, as most options will be set in the the book in all formats specified in the configuration file.</text:p>
      <text:p text:style-name="Text_20_body">It is, however, possible to pass more arguments to <text:span text:style-name="Preformatted_20_Text">crowbook</text:span>:</text:p>
      <text:h text:style-name="Heading_20_2">
<text:span text:style-name="Preformatted_20_Text">--create</text:span></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 the same result, but to stdout (without creating a file).</text:p>
      <text:p text:style-name="Text_20_body">When <text:span text:style-name="Preformatted_20_Text">crowbook</text:span> is run with <text:span text:style-name="Preformatted_20_Text">--create</text:span>, it can also use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text:span text:style-name="Preformatted_20_Text">--single</text:span></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argument allows to give <text:span text:style-name="Preformatted_20_Text">crowbook</text:span> a single Markdown file. This file can contain an inline YAML block to set some book options. Inline YAML blocks must start and end with a line containing only <text:span text:style-name="Preformatted_20_Text">---</text:span> (three dashes). E.g:</text:p>
      <text:p text:style-name="Text_20_Body">---
author: Joan Doe
title: A short story
output.html: short.html
---

Content of the story in Markdown.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text:p text:style-name="Text_20_body">Note that by default, using <text:span text:style-name="Preformatted_20_Text">--single</text:span> or <text:span text:style-name="Preformatted_20_Text">-s</text:span> sets the default LaTeX class of the book to <text:span text:style-name="Preformatted_20_Text">article</text:span> instead of <text:span text:style-name="Preformatted_20_Text">book</text:span>.</text:p>
</text:p>
      <text:h text:style-name="Heading_20_2">
<text:span text:style-name="Preformatted_20_Text">--set</text:span></text:h>
      <text:p text:style-name="Text_20_body"><text:span text:style-name="T2">Usage</text:span>: <text:span text:style-name="Preformatted_20_Text">crowbook &lt;BOOK&gt; --set [KEY] [VALUE]...</text:span></text:p>
      <text:p text:style-name="Text_20_body">This argument takes a list of <text:span text:style-name="Preformatted_20_Text">KEY</text:span> <text:span text:style-name="Preformatted_20_Text">VALUE</text:span> pairs and allows setting or overriding a book configuration option. All valid options in the configuration files are valid as keys. For more information, see <text:a xlink:type="simple" xlink:href="guide/config.md">the configuration file</text:a>.</text:p>
      <text:h text:style-name="Heading_20_3">
Example</text:h>
      <text:p text:style-name="Text_20_Body">$ crowbook foo.book --set tex.paper_size a4paper
</text:p>
      <text:p text:style-name="Text_20_body">will override the paper size for PDF generation.</text:p>
      <text:h text:style-name="Heading_20_2">
<text:span text:style-name="Preformatted_20_Text">--proofread</text:span></text:h>
      <text:p text:style-name="Text_20_body"><text:span text:style-name="T2">Usage</text:span>: <text:span text:style-name="Preformatted_20_Text">crowbook --proofread &lt;BOOK&gt;</text:span></text:p>
      <text:p text:style-name="Text_20_body">(or <text:span text:style-name="Preformatted_20_Text">crowbook -p &lt;BOOK&gt;</text:span>)</text:p>
      <text:p text:style-name="Text_20_body">Equivalent to <text:span text:style-name="Preformatted_20_Text">--set proofread true</text:span>. Enable proofreading. See <text:a xlink:type="simple" xlink:href="guide/proofreading.md">Proofreading</text:a>.</text:p>
      <text:h text:style-name="Heading_20_2">
<text:span text:style-name="Preformatted_20_Text">--list-options</text:span></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text:span text:style-name="Preformatted_20_Text">--print-template</text:span></text:h>
      <text:p text:style-name="Text_20_body"><text:span text:style-name="T2">Usage</text:span>: <text:span text:style-name="Preformatted_20_Text">crowbook --print-template &lt;TEMPLATE&gt;</text:span></text:p>
      <text:p text:style-name="Text_20_body">Prints the built-in template to stdout.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h text:style-name="Heading_20_2">
<text:span text:style-name="Preformatted_20_Text">--verbose</text:span></text:h>
      <text:p text:style-name="Text_20_body"><text:span text:style-name="T2">Usage</text:span>: <text:span text:style-name="Preformatted_20_Text">crowbook &lt;BOOK&gt; --verbose</text:span></text:p>
      <text:p text:style-name="Text_20_body">If this flag is set, Crowbook will print more warnings it detects while parsing and rendering.</text:p>
      <text:h text:style-name="Heading_20_2">
<text:span text:style-name="Preformatted_20_Text">--to</text:span></text:h>
      <text:p text:style-name="Text_20_body"><text:span text:style-name="T2">Usage</text:span>: <text:span text:style-name="Preformatted_20_Text">crowbook &lt;BOOK&gt; --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html.dir</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text:span text:style-name="Preformatted_20_Text">--output</text:span></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h text:style-name="Heading_20_2">
<text:span text:style-name="Preformatted_20_Text">--lang</text:span></text:h>
      <text:p text:style-name="Text_20_body"><text:span text:style-name="T2">Usage</text:span>: <text:span text:style-name="Preformatted_20_Text">crowbook --lang &lt;LANG&gt;</text:span></text:p>
      <text:p text:style-name="Text_20_body">(or <text:span text:style-name="Preformatted_20_Text">crowbook -L &lt;LANG&gt;</text:span>)</text:p>
      <text:p text:style-name="Text_20_body">Set the runtime language used by Crowbook. Currently, only a french translation is available. By default, Crowbook uses the <text:span text:style-name="Preformatted_20_Text">LANG</text:span> environment variable to determine which language to use, but this option allows to override it (e.g. for operating systems that don’t use such an option, such as Windows).</text:p>
      <text:h text:style-name="Heading_20_3">
Example</text:h>
      <text:p text:style-name="Text_20_body"><text:span text:style-name="Preformatted_20_Text">$ crowbook --lang fr --help</text:span></text:p>
      <text:p text:style-name="Text_20_body">will display Crowbook’s help message in french.</text:p>
      <text:p text:style-name="Text_20_Body"><text:p text:style-name="Text_20_body">Note that this argument has nothing to do with the <text:span text:style-name="Preformatted_20_Text">lang</text:span> option that you can set in the book configuration file, which specifies the language <text:span text:style-name="T1">of the book</text:span>. This argument specifies the language of the text messages that Crowbook will display while running, but has no effect on the generated documents.</text:p>
</text:p>
      <text:h text:style-name="Heading_20_1">
3. The configuration file</text:h>
      <text:p text:style-name="Text_20_body">If you want to use Crowbook for your book, this configuration file is all you’ll have to add, beside the Markdown files containing the text of your book.</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Configuration in an inline YAML block</text:h>
      <text:p text:style-name="Text_20_body">Sometimes, you only have one Markdown file and might not want to have a separate configuration file. In this case, you can specify options at the beginning of your Markdown file, using an inline YAML block, separated by two lines containing only <text:span text:style-name="Preformatted_20_Text">---</text:span>:</text:p>
      <text:p text:style-name="Text_20_Body">---
author: Joan Doe
title: Some (short) book
lang: en

output.html: some_book.html
---

# Some (short) book

The book content, formatted in Markdown.
</text:p>
      <text:p text:style-name="Text_20_body">This method only allows to set up options: you can’t include a list of chapters in this way, since the only “chapter” that will be included is this Markdown file itself.</text:p>
      <text:p text:style-name="Text_20_body">You can then use</text:p>
      <text:p text:style-name="Text_20_Body">crowbook -s some_book.md
</text:p>
      <text:p text:style-name="Text_20_body">to generate output formats from this Markdown file.</text:p>
      <text:p text:style-name="Text_20_Body"><text:p text:style-name="Text_20_body">By default (unless <text:span text:style-name="Preformatted_20_Text">input.yaml_blocks</text:span> is set to true), Crowboook will only read those inline blocks when it is runned with <text:span text:style-name="Preformatted_20_Text">crowbook --single</text:span> (or <text:span text:style-name="Preformatted_20_Text">crowbook -s</text:span>).</text:p>
</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item>
          <text:p><text:span text:style-name="Preformatted_20_Text">@</text:span> includes a part instead of a chapter.</text:p>
        </text:list-item>
      </text:list>
      <text:p text:style-name="Text_20_body">So a typical usage might look like this:</text:p>
      <text:p text:style-name="Text_20_Body">! copyright.md
- preface.md
0. chapter_0.md # We want to start at chapter 0 instead of 1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s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 The day I was born #
...
</text:p>
      <text:p text:style-name="Text_20_body">Ideally, 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text:p>
        </text:list-item>
      </text:list>
      <text:h text:style-name="Heading_20_3">
Parts</text:h>
      <text:p text:style-name="Text_20_body">Parts are included using the <text:span text:style-name="Preformatted_20_Text">@</text:span> character, followed by the same characters than for chapters:</text:p>
      <text:p text:style-name="Text_20_Body">@+ numbered_part.md
+ chapter_01.md
+ chapter_02.md
@- unnumbered_part.md
+ chapter_03.md
+ chapter_04.md
@42. part_with_number_42.md
+ chapter_05.md
</text:p>
      <text:p text:style-name="Text_20_body">However, you usually don’t really want to have a content directly below the part, only chapters (though it can be useful to add an introduction before the first chapter of this part), so there is also a more straighforward way to use parts, using only the <text:span text:style-name="Preformatted_20_Text">@</text:span> character followed by the (markdown-formatted) title of this part:</text:p>
      <text:p text:style-name="Text_20_Body">@ Beginning
+ chapter_01.md
+ chapter_02.md
@ Middle
+ chapter_03.md
+ chapter_04.md
@ Appendix
- notes.md
</text:p>
      <text:p text:style-name="Text_20_body">With this shortcut, parts are always numbered.</text:p>
      <text:h text:style-name="Heading_20_3">
Subchapters</text:h>
      <text:p text:style-name="Text_20_body">If you write your book to be rendered by Crowbook, it is better to have one Markdown file per chapter. It is, however, possible to work with divisions at lower levels. In order to properly include these files, you can use the following syntax:</text:p>
      <text:p text:style-name="Text_20_Body">-- section.md
--- subsection.md
---- subsubsection.md
</text:p>
      <text:p text:style-name="Text_20_Body"><text:p text:style-name="Text_20_body">Note that there isn’t different syntax for numbered or unnumbered sections/subsections: you can only change the numbering scheme at the chapter level.</text:p>
</text:p>
      <text:p text:style-name="Text_20_body">When including those files, Crowbook will include them in the table of content as part of the previous chapter (or section for subsections, and so on). It will also adjust the header levels of the Markdown files, so, in the previous example, a level-1 header in <text:span text:style-name="Preformatted_20_Text">section.md</text:span> will be displayed as a level-2 header in the book, and a level-1 header in <text:span text:style-name="Preformatted_20_Text">subsection.md</text:span> as a level-3 header.</text:p>
      <text:p text:style-name="Text_20_Body"><text:p text:style-name="Text_20_body">This can cause issues as only six levels of headers are supported; hence, if you include a level-5 header in <text:span text:style-name="Preformatted_20_Text">subsubsection.md</text:span>, it will cause an error.</text:p>
</text:p>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using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h text:style-name="Heading_20_3">
Metadata</text:h>
      <text:p text:style-name="Text_20_body">Metadata are data about the book. Except for <text:span text:style-name="Preformatted_20_Text">cover</text:span>, which points to an image file, all its fields are strings. The main metadata are:</text:p>
      <text:list>
        <text:list-item>
          <text:p><text:span text:style-name="Preformatted_20_Text">author</text:span></text:p>
        </text:list-item>
        <text:list-item>
          <text:p><text:span text:style-name="Preformatted_20_Text">title</text:span></text:p>
        </text:list-item>
        <text:list-item>
          <text:p><text:span text:style-name="Preformatted_20_Text">subtitle</text:span></text:p>
        </text:list-item>
        <text:list-item>
          <text:p><text:span text:style-name="Preformatted_20_Text">lang</text:span>, the language of the book. The unicode language code should be used, e.g. <text:span text:style-name="Preformatted_20_Text">en_GB</text:span> or <text:span text:style-name="Preformatted_20_Text">en</text:span>, <text:span text:style-name="Preformatted_20_Text">fr_FR</text:span>, or <text:span text:style-name="Preformatted_20_Text">fr</text:span>...</text:p>
        </text:list-item>
        <text:list-item>
          <text:p><text:span text:style-name="Preformatted_20_Text">cover</text:span>, a path to an image file for the cover of the book (not displayed in all output formats).</text:p>
        </text:list-item>
      </text:list>
      <text:p text:style-name="Text_20_body">There are also additional metadata:</text:p>
      <text:list>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
      <text:p text:style-name="Text_20_body">You can define your own metadata by starting an option name with <text:span text:style-name="Preformatted_20_Text">metadata.foo</text:span>.</text:p>
      <text:p text:style-name="Text_20_body">All metadata are accessible from templates, see <text:a xlink:type="simple" xlink:href="guide/templates.md">Templates</text:a>.</text:p>
      <text:h text:style-name="Heading_20_3">
The <text:span text:style-name="Preformatted_20_Text">import</text:span> special option</text:h>
      <text:p text:style-name="Text_20_body">The special <text:span text:style-name="Preformatted_20_Text">import</text:span> option allows you to include the options of another book configuration file. E.g., assuming that you want some common options to be applied to both <text:span text:style-name="Preformatted_20_Text">foo.book</text:span> and <text:span text:style-name="Preformatted_20_Text">bar.book</text:span>, you can create a <text:span text:style-name="Preformatted_20_Text">common.book</text:span> file:</text:p>
      <text:p text:style-name="Text_20_Body">author: Joan Doe
lang: en
license: “Copyright (C) Joan Doe. All rights reserved.”

html.header: “[Joan Doe’s website](http://joan-doe.com)”
tex.template: my_template.tex
</text:p>
      <text:p text:style-name="Text_20_body">You can then include this file in <text:span text:style-name="Preformatted_20_Text">foo.book</text:span>:</text:p>
      <text:p text:style-name="Text_20_Body">import: common.book
title: Foo

+ foo_01.md
+ foo_02.md
</text:p>
      <text:p text:style-name="Text_20_body">Or include it in <text:span text:style-name="Preformatted_20_Text">bar.book</text:span>, but override some of its features:</text:p>
      <text:p text:style-name="Text_20_Body">import: common.book
title: Bar
license: CC-BY-SA # Override the license from common.book

+ bar_01.md
</text:p>
      <text:h text:style-name="Heading_20_3">
Output options</text:h>
      <text:p text:style-name="Text_20_body">These options specify which files to generate.</text:p>
      <text:p text:style-name="Text_20_body">Note that all file paths are relative to the directory where the config file is, not to the one where you run <text:span text:style-name="Preformatted_20_Text">crowbook</text:span>. So if you set</text:p>
      <text:p text:style-name="Text_20_Body">output.epub: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nd <text:span text:style-name="Preformatted_20_Text">--output</text:span> argument on the command line).</text:p>
      <text:p text:style-name="Text_20_body">Note that some formats depend on some commands being installed on your system. Most notably, Crowbook depends on LaTeX (<text:span text:style-name="Preformatted_20_Text">xelatex</text:span> by default, though you can specify another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dir</text:span>: renders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p text:style-name="Text_20_body">(There are other output options for generating proofreading files, see <text:a xlink:type="simple" xlink:href="guide/proofreading.md">Proofreading</text:a>, and interactive fiction, see <text:a xlink:type="simple" xlink:href="guide/if.md">Interactive fiction</text:a>.)</text:p>
      <text:h text:style-name="Heading_20_4">
<text:span text:style-name="Preformatted_20_Text">output.base_path</text:span></text:h>
      <text:p text:style-name="Text_20_body">Additionally, the <text:span text:style-name="Preformatted_20_Text">output.base_path</text:span> option allows you to set where the output files will be written (relatively to the book configuration file). E.g.,</text:p>
      <text:p text:style-name="Text_20_Body">output.base_path: docs/book
output.epub: book.epub
</text:p>
      <text:p text:style-name="Text_20_body">will render the EPUB file in <text:span text:style-name="Preformatted_20_Text">docs/book/book.epub</text:span>.</text:p>
      <text:h text:style-name="Heading_20_3">
Input options</text:h>
      <text:p text:style-name="Text_20_body">Crowbook does its best to improve the typography of your text. Default settings should be good enough for most usages, but you can enable/disable specific options:</text:p>
      <text:list>
        <text:list-item>
          <text:p><text:span text:style-name="Preformatted_20_Text">input.clean</text:span> (default: <text:span text:style-name="Preformatted_20_Text">true</text:span>): if set to <text:span text:style-name="Preformatted_20_Text">false</text:span>, will disable all typographic “cleaning”. The algorithm is dependent on the language, though currently there is only a variant implemented for <text:span text:style-name="Preformatted_20_Text">fr</text:span> (french), dealing with the specific non-breaking spaces rules for this language.</text:p>
        </text:list-item>
        <text:list-item>
          <text:p><text:span text:style-name="Preformatted_20_Text">input.clean.smart_quotes</text:span> (default: <text:span text:style-name="Preformatted_20_Text">true</text:span>): if set to <text:span text:style-name="Preformatted_20_Text">false</text:span>, disable the “smart quote” feature, that (tries to) replace straight quotes with curly ones. As it is an heuristics and can’t be perfect, you might want to disable it in some circumstances.</text:p>
        </text:list-item>
        <text:list-item>
          <text:p><text:span text:style-name="Preformatted_20_Text">input.clean.ligature_dashes</text:span> (default: <text:span text:style-name="Preformatted_20_Text">false</text:span>): if set to <text:span text:style-name="Preformatted_20_Text">true</text:span>, will convert <text:span text:style-name="Preformatted_20_Text">--</text:span> to en dash (<text:span text:style-name="Preformatted_20_Text">–</text:span>) and <text:span text:style-name="Preformatted_20_Text">---</text:span> to em dash (<text:span text:style-name="Preformatted_20_Text">—</text:span>). This can be useful if you want to use these characters but can’t access them easily on your keymap; however, as it can also cause problems if you <text:span text:style-name="T1">do</text:span> want to have two successive dashes, it is disabled by default.</text:p>
        </text:list-item>
        <text:list-item>
          <text:p><text:span text:style-name="Preformatted_20_Text">input.clean.ligature_guillemets</text:span> (default: <text:span text:style-name="Preformatted_20_Text">false</text:span>) is a similar feature for french ‘guillemets’, replacing <text:span text:style-name="Preformatted_20_Text">&lt;&lt;</text:span> and <text:span text:style-name="Preformatted_20_Text">&gt;&gt;</text:span> to <text:span text:style-name="Preformatted_20_Text">«</text:span> and <text:span text:style-name="Preformatted_20_Text">»</text:span>.</text:p>
        </text:list-item>
      </text:list>
      <text:h text:style-name="Heading_20_3">
Generic options for rendering</text:h>
      <text:p text:style-name="Text_20_body">These options allow to configure the rendering; they are used (or at least should be) for all formats.</text:p>
      <text:list>
        <text:list-item>
          <text:p><text:span text:style-name="Preformatted_20_Text">rendering.highlight</text:span> (default: <text:span text:style-name="Preformatted_20_Text">syntect</text:span>): specify if and how to perform syntax highlighting for code blocks. Other valid values are:<text:list>
<text:list-item>
<text:p><text:span text:style-name="Preformatted_20_Text">syntect</text:span>: uses the <text:a xlink:type="simple" xlink:href="https://crates.io/crates/syntect">syntect</text:a> library to perform syntax highlighting. This has the advantage of also enabling syntax highlighting for LaTeX/PDF and EPUB formats; however syntect support is still experimental in Crowbook.</text:p></text:list-item><text:list-item>
<text:p><text:span text:style-name="Preformatted_20_Text">highlight.js</text:span>: this will use (and embed) <text:a xlink:type="simple" xlink:href="https://highlightjs.org/"><text:span text:style-name="Preformatted_20_Text">highlight.js</text:span></text:a> for HTML rendering, and will not perform any syntax highlighting for other output formats.</text:p></text:list-item><text:list-item>
<text:p><text:span text:style-name="Preformatted_20_Text">none</text:span>: disable syntax highlighting. If your version of Crowbook (as is the case for Windows builds) isn’t built with <text:span text:style-name="Preformatted_20_Text">syntect</text:span> support, it will default to <text:span text:style-name="Preformatted_20_Text">none</text:span> if you try to use it.</text:p></text:list-item></text:list>
</text:p>
        </text:list-item>
        <text:list-item>
          <text:p><text:span text:style-name="Preformatted_20_Text">rendering.highlight.theme</text:span>: only used if <text:span text:style-name="Preformatted_20_Text">rendering.highlight</text:span> is set to <text:span text:style-name="Preformatted_20_Text">syntect</text:span>, selects the theme to use for syntax highlighting. Default is “InspiredGitHub”. Valid theme names are “InspiredGitHub”, “Solarized (dark)”, “Solarized (light)”, “base16-eighties.dark”, “base16-mocha.dark”, “base16-ocean.dark” and “base16-ocean.light”.</text:p>
        </text:list-item>
        <text:list-item>
          <text:p><text:span text:style-name="Preformatted_20_Text">rendering.num_depth</text:span>: 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 (Default is <text:span text:style-name="Preformatted_20_Text">1</text:span>.)</text:p>
        </text:list-item>
        <text:list-item>
          <text:p><text:span text:style-name="Preformatted_20_Text">rendering.chapter</text:span> and <text:span text:style-name="Preformatted_20_Text">rendering.part</text:span>: the strings that will be used to design chapter and part. E.g., if you want your parts to show as “Book III” instead of “Part III”, you can set <text:span text:style-name="Preformatted_20_Text">rendering.part: Book</text:span>.</text:p>
        </text:list-item>
        <text:list-item>
          <text:p><text:span text:style-name="Preformatted_20_Text">rendering.part.roman_numerals</text:span> and <text:span text:style-name="Preformatted_20_Text">rendering.chapter.roman_numerals</text:span>: these two booleans allow you to specify if you want roman numerals for part or chapter numbers (default is <text:span text:style-name="Preformatted_20_Text">true</text:span> for part numbers, and <text:span text:style-name="Preformatted_20_Text">false</text:span> for chapter numbers).</text:p>
        </text:list-item>
        <text:list-item>
          <text:p><text:span text:style-name="Preformatted_20_Text">rendering.inline_toc</text:span>: if set to true, Crowbook will include a table of contents at the beginning of the document.</text:p>
        </text:list-item>
        <text:list-item>
          <text:p><text:span text:style-name="Preformatted_20_Text">rendering.inline_toc.name</text:span>: the name of this table of contents as it should be displayed in the document.</text:p>
        </text:list-item>
        <text:list-item>
          <text:p><text:span text:style-name="Preformatted_20_Text">rendering.initials</text:span>: if set to true, Crowbook will use initials, or “lettrines”, displaying the first letter of each chapter bigger than the others.</text:p>
        </text:list-item>
        <text:list-item>
          <text:p><text:span text:style-name="Preformatted_20_Text">rendering.part.reset_counter</text:span>: set it to <text:span text:style-name="Preformatted_20_Text">false</text:span> if you don’t want your chapter numbers to start again at 1 at each part.</text:p>
        </text:list-item>
      </text:list>
      <text:h text:style-name="Heading_20_3">
HTML Options</text:h>
      <text:p text:style-name="Text_20_body">These options allow you to customize the HTML rendering (used both by the default HTML standalone renderer and the HTML multifile renderer):</text:p>
      <text:list>
        <text:list-item>
          <text:p><text:span text:style-name="Preformatted_20_Text">html.icon</text:span>: allows to set a <text:span text:style-name="Preformatted_20_Text">favicon</text:span> for the page.</text:p>
        </text:list-item>
        <text:list-item>
          <text:p><text:span text:style-name="Preformatted_20_Text">html.header</text:span> and <text:span text:style-name="Preformatted_20_Text">html.footer</text:span> allow to set a custom (Markdown) string at the top and at the bottom of the HTML page. This is actually a template, so you can access metadata, such as <text:span text:style-name="Preformatted_20_Text">{{{author}}}</text:span>, <text:span text:style-name="Preformatted_20_Text">{{{title}}}</text:span>, or <text:span text:style-name="Preformatted_20_Text">{{{version}}}</text:span> in it. See the <text:a xlink:type="simple" xlink:href="guide/templates.md">template</text:a> chapter for more information on the fields you can use.</text:p>
        </text:list-item>
        <text:list-item>
          <text:p><text:span text:style-name="Preformatted_20_Text">html.css</text:span> allow to set up a custom CSS file. You can also redefine the colours in a file and set it using <text:span text:style-name="Preformatted_20_Text">html.css.colours</text:span>.</text:p>
        </text:list-item>
        <text:list-item>
          <text:p><text:span text:style-name="Preformatted_20_Text">html.highlight.theme</text:span> is similar to <text:span text:style-name="Preformatted_20_Text">rendering.highlight.theme</text:span> and only sets the theme for EPUB output.</text:p>
        </text:list-item>
      </text:list>
      <text:h text:style-name="Heading_20_4">
Options for standalone HTML</text:h>
      <text:p text:style-name="Text_20_body">There are a few options specific to the standalone HTML renderer (default, set with <text:span text:style-name="Preformatted_20_Text">output.html</text:span>):</text:p>
      <text:list>
        <text:list-item>
          <text:p><text:span text:style-name="Preformatted_20_Text">html.standalone.one_chapter</text:span>, if set to true, will only display one chapter at a time (using Javascript), making it look similarly to the multifile HTML.</text:p>
        </text:list-item>
        <text:list-item>
          <text:p><text:span text:style-name="Preformatted_20_Text">html.standalone.template</text:span> allows you to change or modify the HTML template for standalone HTML.</text:p>
        </text:list-item>
      </text:list>
      <text:h text:style-name="Heading_20_3">
Options for LaTeX/PDF rendering</text:h>
      <text:p text:style-name="Text_20_body">These options allow you to customize the LaTeX renderer (and, thus, the generated PDF documents):</text:p>
      <text:list>
        <text:list-item>
          <text:p><text:span text:style-name="Preformatted_20_Text">tex.template</text:span> specifies a different LaTeX template.</text:p>
        </text:list-item>
        <text:list-item>
          <text:p><text:span text:style-name="Preformatted_20_Text">tex.class</text:span> changes the LaTeX class used.</text:p>
        </text:list-item>
        <text:list-item>
          <text:p><text:span text:style-name="Preformatted_20_Text">tex.paper_size</text:span> and <text:span text:style-name="Preformatted_20_Text">tex.font.size</text:span> (default <text:span text:style-name="Preformatted_20_Text">a5paper</text:span> and <text:span text:style-name="Preformatted_20_Text">10pt</text:span>) allows to modify the page and font size .</text:p>
        </text:list-item>
        <text:list-item>
          <text:p><text:span text:style-name="Preformatted_20_Text">tex.links_as_footnotes</text:span> can be set to <text:span text:style-name="Preformatted_20_Text">false</text:span> if you don’t want links to also appear as footnotes (which means losing them if it is actually printed).</text:p>
        </text:list-item>
        <text:list-item>
          <text:p><text:span text:style-name="Preformatted_20_Text">tex.highlight.theme</text:span>: similar to <text:span text:style-name="Preformatted_20_Text">rendering.highlight.theme</text:span>, but only sets the theme for LaTeX/PDF rendering.</text:p>
        </text:list-item>
      </text:list>
      <text:h text:style-name="Heading_20_3">
Options for EPUB rendering</text:h>
      <text:p text:style-name="Text_20_body">There are also options specific to the EPUB format:</text:p>
      <text:list>
        <text:list-item>
          <text:p><text:span text:style-name="Preformatted_20_Text">epub.version</text:span> can be set to 2 or 3 (default 2).</text:p>
        </text:list-item>
        <text:list-item>
          <text:p><text:span text:style-name="Preformatted_20_Text">epub.css</text:span> can be useful if you want to specify a customized stylesheet.</text:p>
        </text:list-item>
        <text:list-item>
          <text:p><text:span text:style-name="Preformatted_20_Text">epub.highlight.theme</text:span>: similar to <text:span text:style-name="Preformatted_20_Text">rendering.highlight.theme</text:span> but only sets a theme for EPUB output.</text:p>
        </text:list-item>
      </text:list>
      <text:h text:style-name="Heading_20_3">
Resources options</text:h>
      <text:p text:style-name="Text_20_body">These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out_path</text:h>
      <text:p text:style-name="Text_20_body">This option determine where (in which directory), <text:span text:style-name="T1">in the resulting document</text:span>, those files will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text:span text:style-name="T1">in the same directory than the <text:span text:style-name="Preformatted_20_Text">.book</text:span> file</text:span>,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2">
Full list of options</text:h>
      <text:p text:style-name="Text_20_body">Here is the complete list of options. You can always look at it by running <text:span text:style-name="Preformatted_20_Text">crowbook --list-options</text:span> or <text:span text:style-name="Preformatted_20_Text">crowbook -l</text:span>.</text:p>
      <text:h text:style-name="Heading_20_3">
Metadata</text:h>
      <text:list>
        <text:list-item>
          <text:p><text:span text:style-name="T2"><text:span text:style-name="Preformatted_20_Text">author</text:span></text:span><text:list>
<text:list-item>
<text:p><text:span text:style-name="T2">type</text:span>: metadata</text:p></text:list-item><text:list-item>
<text:p><text:span text:style-name="T2">default value</text:span>: <text:span text:style-name="Preformatted_20_Text">“”</text:span></text:p></text:list-item><text:list-item>
<text:p>Author of the book</text:p></text:list-item></text:list>
</text:p>
        </text:list-item>
        <text:list-item>
          <text:p><text:span text:style-name="T2"><text:span text:style-name="Preformatted_20_Text">title</text:span></text:span><text:list>
<text:list-item>
<text:p><text:span text:style-name="T2">type</text:span>: metadata</text:p></text:list-item><text:list-item>
<text:p><text:span text:style-name="T2">default value</text:span>: <text:span text:style-name="Preformatted_20_Text">“”</text:span></text:p></text:list-item><text:list-item>
<text:p>Title of the book</text:p></text:list-item></text:list>
</text:p>
        </text:list-item>
        <text:list-item>
          <text:p><text:span text:style-name="T2"><text:span text:style-name="Preformatted_20_Text">lang</text:span></text:span><text:list>
<text:list-item>
<text:p><text:span text:style-name="T2">type</text:span>: metadata</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metadata</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metadata</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Additional metadata</text:h>
      <text:list>
        <text:list-item>
          <text:p><text:span text:style-name="T2"><text:span text:style-name="Preformatted_20_Text">subtitle</text:span></text:span><text:list>
<text:list-item>
<text:p><text:span text:style-name="T2">type</text:span>: metadata</text:p></text:list-item><text:list-item>
<text:p><text:span text:style-name="T2">default value</text:span>: <text:span text:style-name="Preformatted_20_Text">not set</text:span></text:p></text:list-item><text:list-item>
<text:p>Subtitle of the book</text:p></text:list-item></text:list>
</text:p>
        </text:list-item>
        <text:list-item>
          <text:p><text:span text:style-name="T2"><text:span text:style-name="Preformatted_20_Text">license</text:span></text:span><text:list>
<text:list-item>
<text:p><text:span text:style-name="T2">type</text:span>: metadata</text:p></text:list-item><text:list-item>
<text:p><text:span text:style-name="T2">default value</text:span>: <text:span text:style-name="Preformatted_20_Text">not set</text:span></text:p></text:list-item><text:list-item>
<text:p>License of the book. This information will be displayed on PDF documents</text:p></text:list-item></text:list>
</text:p>
        </text:list-item>
        <text:list-item>
          <text:p><text:span text:style-name="T2"><text:span text:style-name="Preformatted_20_Text">version</text:span></text:span><text:list>
<text:list-item>
<text:p><text:span text:style-name="T2">type</text:span>: metadata</text:p></text:list-item><text:list-item>
<text:p><text:span text:style-name="T2">default value</text:span>: <text:span text:style-name="Preformatted_20_Text">not set</text:span></text:p></text:list-item><text:list-item>
<text:p>Version of the book</text:p></text:list-item></text:list>
</text:p>
        </text:list-item>
        <text:list-item>
          <text:p><text:span text:style-name="T2"><text:span text:style-name="Preformatted_20_Text">date</text:span></text:span><text:list>
<text:list-item>
<text:p><text:span text:style-name="T2">type</text:span>: metadata</text:p></text:list-item><text:list-item>
<text:p><text:span text:style-name="T2">default value</text:span>: <text:span text:style-name="Preformatted_20_Text">not set</text:span></text:p></text:list-item><text:list-item>
<text:p>Date the book was revised</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item>
          <text:p><text:span text:style-name="T2"><text:span text:style-name="Preformatted_20_Text">output.html.if</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interactive fiction) rendering</text:p></text:list-item></text:list>
</text:p>
        </text:list-item>
        <text:list-item>
          <text:p><text:span text:style-name="T2"><text:span text:style-name="Preformatted_20_Text">output.base_path</text:span></text:span><text:list>
<text:list-item>
<text:p><text:span text:style-name="T2">type</text:span>: path</text:p></text:list-item><text:list-item>
<text:p><text:span text:style-name="T2">default value</text:span>: <text:span text:style-name="Preformatted_20_Text">“”</text:span></text:p></text:list-item><text:list-item>
<text:p>Directory where those output files will we written</text:p></text:list-item></text:list>
</text:p>
        </text:list-item>
      </text:list>
      <text:h text:style-name="Heading_20_3">
Rendering options</text:h>
      <text:list>
        <text:list-item>
          <text:p><text:span text:style-name="T2"><text:span text:style-name="Preformatted_20_Text">rendering.highlight</text:span></text:span><text:list>
<text:list-item>
<text:p><text:span text:style-name="T2">type</text:span>: string</text:p></text:list-item><text:list-item>
<text:p><text:span text:style-name="T2">default value</text:span>: <text:span text:style-name="Preformatted_20_Text">syntect</text:span></text:p></text:list-item><text:list-item>
<text:p>If/how highligh code blocks. Possible values: “syntect” (default, performed at runtime), “highlight.js” (HTML-only, uses Javascript), “none”</text:p></text:list-item></text:list>
</text:p>
        </text:list-item>
        <text:list-item>
          <text:p><text:span text:style-name="T2"><text:span text:style-name="Preformatted_20_Text">rendering.highlight.theme</text:span></text:span><text:list>
<text:list-item>
<text:p><text:span text:style-name="T2">type</text:span>: string</text:p></text:list-item><text:list-item>
<text:p><text:span text:style-name="T2">default value</text:span>: <text:span text:style-name="Preformatted_20_Text">InspiredGitHub</text:span></text:p></text:list-item><text:list-item>
<text:p>Theme for syntax highlighting (if rendering.highlight is set to ‘syntect’)</text:p></text:list-item></text:list>
</text:p>
        </text:list-item>
        <text:list-item>
          <text:p><text:span text:style-name="T2"><text:span text:style-name="Preformatted_20_Text">rendering.initials</text:span></text:span><text:list>
<text:list-item>
<text:p><text:span text:style-name="T2">type</text:span>: boolean</text:p></text:list-item><text:list-item>
<text:p><text:span text:style-name="T2">default value</text:span>: <text:span text:style-name="Preformatted_20_Text">false</text:span></text:p></text:list-item><text:list-item>
<text:p>Use initials (‘lettrines’) for first letter of a chapter (experimental)</text:p></text:list-item></text:list>
</text:p>
        </text:list-item>
        <text:list-item>
          <text:p><text:span text:style-name="T2"><text:span text:style-name="Preformatted_20_Text">rendering.inline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rendering.inline_toc.name</text:span></text:span><text:list>
<text:list-item>
<text:p><text:span text:style-name="T2">type</text:span>: string</text:p></text:list-item><text:list-item>
<text:p><text:span text:style-name="T2">default value</text:span>: <text:span text:style-name="Preformatted_20_Text">“{{{loc_toc}}}”</text:span></text:p></text:list-item><text:list-item>
<text:p>Name of the table of contents if it is displayed in document</text:p></text:list-item></text:list>
</text:p>
        </text:list-item>
        <text:list-item>
          <text:p><text:span text:style-name="T2"><text:span text:style-name="Preformatted_20_Text">rendering.num_depth</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rendering.chapter</text:span></text:span><text:list>
<text:list-item>
<text:p><text:span text:style-name="T2">type</text:span>: string</text:p></text:list-item><text:list-item>
<text:p><text:span text:style-name="T2">default value</text:span>: <text:span text:style-name="Preformatted_20_Text">not set</text:span></text:p></text:list-item><text:list-item>
<text:p>How to call chapters</text:p></text:list-item></text:list>
</text:p>
        </text:list-item>
        <text:list-item>
          <text:p><text:span text:style-name="T2"><text:span text:style-name="Preformatted_20_Text">rendering.part</text:span></text:span><text:list>
<text:list-item>
<text:p><text:span text:style-name="T2">type</text:span>: string</text:p></text:list-item><text:list-item>
<text:p><text:span text:style-name="T2">default value</text:span>: <text:span text:style-name="Preformatted_20_Text">not set</text:span></text:p></text:list-item><text:list-item>
<text:p>How to call parts (or ‘books’, ‘episodes’, ...</text:p></text:list-item></text:list>
</text:p>
        </text:list-item>
        <text:list-item>
          <text:p><text:span text:style-name="T2"><text:span text:style-name="Preformatted_20_Text">rendering.chapter.roman_numerals</text:span></text:span><text:list>
<text:list-item>
<text:p><text:span text:style-name="T2">type</text:span>: boolean</text:p></text:list-item><text:list-item>
<text:p><text:span text:style-name="T2">default value</text:span>: <text:span text:style-name="Preformatted_20_Text">false</text:span></text:p></text:list-item><text:list-item>
<text:p>If set to true, display chapter number with roman numerals</text:p></text:list-item></text:list>
</text:p>
        </text:list-item>
        <text:list-item>
          <text:p><text:span text:style-name="T2"><text:span text:style-name="Preformatted_20_Text">rendering.part.roman_numerals</text:span></text:span><text:list>
<text:list-item>
<text:p><text:span text:style-name="T2">type</text:span>: boolean</text:p></text:list-item><text:list-item>
<text:p><text:span text:style-name="T2">default value</text:span>: <text:span text:style-name="Preformatted_20_Text">true</text:span></text:p></text:list-item><text:list-item>
<text:p>If set to true, display part number with roman numerals</text:p></text:list-item></text:list>
</text:p>
        </text:list-item>
        <text:list-item>
          <text:p><text:span text:style-name="T2"><text:span text:style-name="Preformatted_20_Text">rendering.part.reset_counter</text:span></text:span><text:list>
<text:list-item>
<text:p><text:span text:style-name="T2">type</text:span>: boolean</text:p></text:list-item><text:list-item>
<text:p><text:span text:style-name="T2">default value</text:span>: <text:span text:style-name="Preformatted_20_Text">true</text:span></text:p></text:list-item><text:list-item>
<text:p>If set to true, reset chapter number at each part</text:p></text:list-item></text:list>
</text:p>
        </text:list-item>
        <text:list-item>
          <text:p><text:span text:style-name="T2"><text:span text:style-name="Preformatted_20_Text">rendering.chapter.template</text:span></text:span><text:list>
<text:list-item>
<text:p><text:span text:style-name="T2">type</text:span>: string</text:p></text:list-item><text:list-item>
<text:p><text:span text:style-name="T2">default value</text:span>: <text:span text:style-name="Preformatted_20_Text">“{{{number}}}. {{{chapter_title}}}”</text:span></text:p></text:list-item><text:list-item>
<text:p>Naming scheme of chapters, for TOC</text:p></text:list-item></text:list>
</text:p>
        </text:list-item>
        <text:list-item>
          <text:p><text:span text:style-name="T2"><text:span text:style-name="Preformatted_20_Text">rendering.part.template</text:span></text:span><text:list>
<text:list-item>
<text:p><text:span text:style-name="T2">type</text:span>: string</text:p></text:list-item><text:list-item>
<text:p><text:span text:style-name="T2">default value</text:span>: <text:span text:style-name="Preformatted_20_Text">“{{{number}}}. {{{part_title}}}”</text:span></text:p></text:list-item><text:list-item>
<text:p>Naming scheme of parts, for TOC</text:p></text:list-item></text:list>
</text:p>
        </text:list-item>
      </text:list>
      <text:h text:style-name="Heading_20_3">
Special option</text:h>
      <text:list>
        <text:list-item>
          <text:p><text:span text:style-name="T2"><text:span text:style-name="Preformatted_20_Text">import</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icon</text:span></text:span><text:list>
<text:list-item>
<text:p><text:span text:style-name="T2">type</text:span>: path</text:p></text:list-item><text:list-item>
<text:p><text:span text:style-name="T2">default value</text:span>: <text:span text:style-name="Preformatted_20_Text">not set</text:span></text:p></text:list-item><text:list-item>
<text:p>Path to an icon to be used for the HTML files(s)</text:p></text:list-item></text:list>
</text:p>
        </text:list-item>
        <text:list-item>
          <text:p><text:span text:style-name="T2"><text:span text:style-name="Preformatted_20_Text">html.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HTML output (syntect only)</text:p></text:list-item></text:list>
</text:p>
        </text:list-item>
        <text:list-item>
          <text:p><text:span text:style-name="T2"><text:span text:style-name="Preformatted_20_Text">html.header</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css.add</text:span></text:span><text:list>
<text:list-item>
<text:p><text:span text:style-name="T2">type</text:span>: string</text:p></text:list-item><text:list-item>
<text:p><text:span text:style-name="T2">default value</text:span>: <text:span text:style-name="Preformatted_20_Text">not set</text:span></text:p></text:list-item><text:list-item>
<text:p>Some inline CSS added to the stylesheet template</text:p></text:list-item></text:list>
</text:p>
        </text:list-item>
        <text:list-item>
          <text:p><text:span text:style-name="T2"><text:span text:style-name="Preformatted_20_Text">html.css.colour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the colours for HTML</text:p></text:list-item></text:list>
</text:p>
        </text:list-item>
        <text:list-item>
          <text:p><text:span text:style-name="T2"><text:span text:style-name="Preformatted_20_Text">html.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css.print</text:span></text:span><text:list>
<text:list-item>
<text:p><text:span text:style-name="T2">type</text:span>: template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highlight.j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version than the bundled one</text:p></text:list-item></text:list>
</text:p>
        </text:list-item>
        <text:list-item>
          <text:p><text:span text:style-name="T2"><text:span text:style-name="Preformatted_20_Text">html.highlight.cs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item>
          <text:p><text:span text:style-name="T2"><text:span text:style-name="Preformatted_20_Text">html.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item>
          <text:p><text:span text:style-name="T2"><text:span text:style-name="Preformatted_20_Text">html.chapter.template</text:span></text:span><text:list>
<text:list-item>
<text:p><text:span text:style-name="T2">type</text:span>: string</text:p></text:list-item><text:list-item>
<text:p><text:span text:style-name="T2">default value</text:span>: <text:span text:style-name="Preformatted_20_Text">“&lt;h1 id = ‘link-{{{link}}}’&gt;{{#has_number}}&lt;span class = ‘chapter-header’&gt;{{{header}}} {{{number}}}&lt;/span&gt;{{#has_title}}&lt;br /&gt;{{/has_title}}{{/has_number}}{{{title}}}&lt;/h1&gt;”</text:span></text:p></text:list-item><text:list-item>
<text:p>Inline template for HTML chapter formatting</text:p></text:list-item></text:list>
</text:p>
        </text:list-item>
        <text:list-item>
          <text:p><text:span text:style-name="T2"><text:span text:style-name="Preformatted_20_Text">html.part.template</text:span></text:span><text:list>
<text:list-item>
<text:p><text:span text:style-name="T2">type</text:span>: string</text:p></text:list-item><text:list-item>
<text:p><text:span text:style-name="T2">default value</text:span>: <text:span text:style-name="Preformatted_20_Text">“&lt;h2 class = ‘part’&gt;{{{header}}} {{{number}}}&lt;/h2&gt; &lt;h1 id = ‘link-{{{link}}}’ class = ‘part’&gt;{{{title}}}&lt;/h1&gt;”</text:span></text:p></text:list-item><text:list-item>
<text:p>Inline template for HTML part formatting</text:p></text:list-item></text:list>
</text:p>
        </text:list-item>
      </text:list>
      <text:h text:style-name="Heading_20_3">
Standalone HTML options</text:h>
      <text:list>
        <text:list-item>
          <text:p><text:span text:style-name="T2"><text:span text:style-name="Preformatted_20_Text">html.standalone.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n HTML template for standalone HTML</text:p></text:list-item></text:list>
</text:p>
        </text:list-item>
        <text:list-item>
          <text:p><text:span text:style-name="T2"><text:span text:style-name="Preformatted_20_Text">html.standalone.one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a button to display all)</text:p></text:list-item></text:list>
</text:p>
        </text:list-item>
        <text:list-item>
          <text:p><text:span text:style-name="T2"><text:span text:style-name="Preformatted_20_Text">html.standalone.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
      <text:h text:style-name="Heading_20_3">
Multifile HTML options</text:h>
      <text:list>
        <text:list-item>
          <text:p><text:span text:style-name="T2"><text:span text:style-name="Preformatted_20_Text">html.dir.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HTML template for multifile HTML</text:p></text:list-item></text:list>
</text:p>
        </text:list-item>
      </text:list>
      <text:h text:style-name="Heading_20_3">
Interactive fiction HTML options</text:h>
      <text:list>
        <text:list-item>
          <text:p><text:span text:style-name="T2"><text:span text:style-name="Preformatted_20_Text">html.if.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if.new_turn</text:span></text:span><text:list>
<text:list-item>
<text:p><text:span text:style-name="T2">type</text:span>: string</text:p></text:list-item><text:list-item>
<text:p><text:span text:style-name="T2">default value</text:span>: <text:span text:style-name="Preformatted_20_Text">not set</text:span></text:p></text:list-item><text:list-item>
<text:p>Javascript code that will be run at the beginning of each segment</text:p></text:list-item></text:list>
</text:p>
        </text:list-item>
        <text:list-item>
          <text:p><text:span text:style-name="T2"><text:span text:style-name="Preformatted_20_Text">html.if.end_turn</text:span></text:span><text:list>
<text:list-item>
<text:p><text:span text:style-name="T2">type</text:span>: string</text:p></text:list-item><text:list-item>
<text:p><text:span text:style-name="T2">default value</text:span>: <text:span text:style-name="Preformatted_20_Text">not set</text:span></text:p></text:list-item><text:list-item>
<text:p>Javascript code that will be run at the end of each segment</text:p></text:list-item></text:list>
</text:p>
        </text:list-item>
        <text:list-item>
          <text:p><text:span text:style-name="T2"><text:span text:style-name="Preformatted_20_Text">html.if.new_game</text:span></text:span><text:list>
<text:list-item>
<text:p><text:span text:style-name="T2">type</text:span>: template path</text:p></text:list-item><text:list-item>
<text:p><text:span text:style-name="T2">default value</text:span>: <text:span text:style-name="Preformatted_20_Text">not set</text:span></text:p></text:list-item><text:list-item>
<text:p>Javascript code that will be run at the beginning of a ‘game’</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EPUB output (syntect only)</text:p></text:list-item></text:list>
</text:p>
        </text:list-item>
        <text:list-item>
          <text:p><text:span text:style-name="T2"><text:span text:style-name="Preformatted_20_Text">epub.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css.add</text:span></text:span><text:list>
<text:list-item>
<text:p><text:span text:style-name="T2">type</text:span>: string</text:p></text:list-item><text:list-item>
<text:p><text:span text:style-name="T2">default value</text:span>: <text:span text:style-name="Preformatted_20_Text">not set</text:span></text:p></text:list-item><text:list-item>
<text:p>Inline CSS added to the EPUB stylesheet template</text:p></text:list-item></text:list>
</text:p>
        </text:list-item>
        <text:list-item>
          <text:p><text:span text:style-name="T2"><text:span text:style-name="Preformatted_20_Text">epub.chapter.x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xhtml template for each chapter</text:p></text:list-item></text:list>
</text:p>
        </text:list-item>
        <text:list-item>
          <text:p><text:span text:style-name="T2"><text:span text:style-name="Preformatted_20_Text">epub.toc.extras</text:span></text:span><text:list>
<text:list-item>
<text:p><text:span text:style-name="T2">type</text:span>: boolean</text:p></text:list-item><text:list-item>
<text:p><text:span text:style-name="T2">default value</text:span>: <text:span text:style-name="Preformatted_20_Text">true</text:span></text:p></text:list-item><text:list-item>
<text:p>Add ‘Title’ and (if set) ‘Cover’ in the EPUB table of contents</text:p></text:list-item></text:list>
</text:p>
        </text:list-item>
        <text:list-item>
          <text:p><text:span text:style-name="T2"><text:span text:style-name="Preformatted_20_Text">epub.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LaTeX options</text:h>
      <text:list>
        <text:list-item>
          <text:p><text:span text:style-name="T2"><text:span text:style-name="Preformatted_20_Text">tex.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LaTeX/PDF output (syntect only)</text:p></text:list-item></text:list>
</text:p>
        </text:list-item>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xe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LaTeX template file</text:p></text:list-item></text:list>
</text:p>
        </text:list-item>
        <text:list-item>
          <text:p><text:span text:style-name="T2"><text:span text:style-name="Preformatted_20_Text">tex.template.add</text:span></text:span><text:list>
<text:list-item>
<text:p><text:span text:style-name="T2">type</text:span>: string</text:p></text:list-item><text:list-item>
<text:p><text:span text:style-name="T2">default value</text:span>: <text:span text:style-name="Preformatted_20_Text">not set</text:span></text:p></text:list-item><text:list-item>
<text:p>Inline code added in the LaTeX template</text:p></text:list-item></text:list>
</text:p>
        </text:list-item>
        <text:list-item>
          <text:p><text:span text:style-name="T2"><text:span text:style-name="Preformatted_20_Text">tex.class</text:span></text:span><text:list>
<text:list-item>
<text:p><text:span text:style-name="T2">type</text:span>: string</text:p></text:list-item><text:list-item>
<text:p><text:span text:style-name="T2">default value</text:span>: <text:span text:style-name="Preformatted_20_Text">book</text:span></text:p></text:list-item><text:list-item>
<text:p>LaTeX class to use</text:p></text:list-item></text:list>
</text:p>
        </text:list-item>
        <text:list-item>
          <text:p><text:span text:style-name="T2"><text:span text:style-name="Preformatted_20_Text">tex.paper_size</text:span></text:span><text:list>
<text:list-item>
<text:p><text:span text:style-name="T2">type</text:span>: string</text:p></text:list-item><text:list-item>
<text:p><text:span text:style-name="T2">default value</text:span>: <text:span text:style-name="Preformatted_20_Text">a5paper</text:span></text:p></text:list-item><text:list-item>
<text:p>Specifies the size of the page.</text:p></text:list-item></text:list>
</text:p>
        </text:list-item>
        <text:list-item>
          <text:p><text:span text:style-name="T2"><text:span text:style-name="Preformatted_20_Text">tex.title</text:span></text:span><text:list>
<text:list-item>
<text:p><text:span text:style-name="T2">type</text:span>: boolean</text:p></text:list-item><text:list-item>
<text:p><text:span text:style-name="T2">default value</text:span>: <text:span text:style-name="Preformatted_20_Text">true</text:span></text:p></text:list-item><text:list-item>
<text:p>If true, generate a title with \maketitle</text:p></text:list-item></text:list>
</text:p>
        </text:list-item>
        <text:list-item>
          <text:p><text:span text:style-name="T2"><text:span text:style-name="Preformatted_20_Text">tex.font.size</text:span></text:span><text:list>
<text:list-item>
<text:p><text:span text:style-name="T2">type</text:span>: integer</text:p></text:list-item><text:list-item>
<text:p><text:span text:style-name="T2">default value</text:span>: <text:span text:style-name="Preformatted_20_Text">not set</text:span></text:p></text:list-item><text:list-item>
<text:p>Specify latex font size (in pt, 10 (default), 11, or 12 are accepted)</text:p></text:list-item></text:list>
</text:p>
        </text:list-item>
        <text:list-item>
          <text:p><text:span text:style-name="T2"><text:span text:style-name="Preformatted_20_Text">tex.hyperref</text:span></text:span><text:list>
<text:list-item>
<text:p><text:span text:style-name="T2">type</text:span>: boolean</text:p></text:list-item><text:list-item>
<text:p><text:span text:style-name="T2">default value</text:span>: <text:span text:style-name="Preformatted_20_Text">true</text:span></text:p></text:list-item><text:list-item>
<text:p>If disabled, don’t try to find references inside the document</text:p></text:list-item></text:list>
</text:p>
        </text:list-item>
        <text:list-item>
          <text:p><text:span text:style-name="T2"><text:span text:style-name="Preformatted_20_Text">tex.stdpage</text:span></text:span><text:list>
<text:list-item>
<text:p><text:span text:style-name="T2">type</text:span>: boolean</text:p></text:list-item><text:list-item>
<text:p><text:span text:style-name="T2">default value</text:span>: <text:span text:style-name="Preformatted_20_Text">false</text:span></text:p></text:list-item><text:list-item>
<text:p>If set to true, use ‘stdpage’ package to format a manuscript according to standards</text:p></text:list-item></text:list>
</text:p>
        </text:list-item>
      </text:list>
      <text:h text:style-name="Heading_20_3">
Resources option</text:h>
      <text:list>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 useful for including e.g. fonts</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base_path.templates</text:span></text:span><text:list>
<text:list-item>
<text:p><text:span text:style-name="T2">type</text:span>: path</text:p></text:list-item><text:list-item>
<text:p><text:span text:style-name="T2">default value</text:span>: <text:span text:style-name="Preformatted_20_Text">.</text:span></text:p></text:list-item><text:list-item>
<text:p>Set base path but only for templates files. Useless if resources.base_path is set</text:p></text:list-item></text:list>
</text:p>
        </text:list-item>
      </text:list>
      <text:h text:style-name="Heading_20_3">
Input options</text:h>
      <text:list>
        <text:list-item>
          <text:p><text:span text:style-name="T2"><text:span text:style-name="Preformatted_20_Text">input.clean</text:span></text:span><text:list>
<text:list-item>
<text:p><text:span text:style-name="T2">type</text:span>: boolean</text:p></text:list-item><text:list-item>
<text:p><text:span text:style-name="T2">default value</text:span>: <text:span text:style-name="Preformatted_20_Text">true</text:span></text:p></text:list-item><text:list-item>
<text:p>Toggle typographic cleaning of input markdown according to lang</text:p></text:list-item></text:list>
</text:p>
        </text:list-item>
        <text:list-item>
          <text:p><text:span text:style-name="T2"><text:span text:style-name="Preformatted_20_Text">input.clean.smart_quotes</text:span></text:span><text:list>
<text:list-item>
<text:p><text:span text:style-name="T2">type</text:span>: boolean</text:p></text:list-item><text:list-item>
<text:p><text:span text:style-name="T2">default value</text:span>: <text:span text:style-name="Preformatted_20_Text">true</text:span></text:p></text:list-item><text:list-item>
<text:p>If enabled, tries to replace vertical quotations marks to curly ones</text:p></text:list-item></text:list>
</text:p>
        </text:list-item>
        <text:list-item>
          <text:p><text:span text:style-name="T2"><text:span text:style-name="Preformatted_20_Text">input.clean.ligature.dashes</text:span></text:span><text:list>
<text:list-item>
<text:p><text:span text:style-name="T2">type</text:span>: boolean</text:p></text:list-item><text:list-item>
<text:p><text:span text:style-name="T2">default value</text:span>: <text:span text:style-name="Preformatted_20_Text">false</text:span></text:p></text:list-item><text:list-item>
<text:p>If enabled, replaces ‘--’ to en dash ('–') and ‘---’ to em dash ('—')</text:p></text:list-item></text:list>
</text:p>
        </text:list-item>
        <text:list-item>
          <text:p><text:span text:style-name="T2"><text:span text:style-name="Preformatted_20_Text">input.clean.ligature.guillemets</text:span></text:span><text:list>
<text:list-item>
<text:p><text:span text:style-name="T2">type</text:span>: boolean</text:p></text:list-item><text:list-item>
<text:p><text:span text:style-name="T2">default value</text:span>: <text:span text:style-name="Preformatted_20_Text">false</text:span></text:p></text:list-item><text:list-item>
<text:p>If enabled, replaces ‘&lt;&lt;’ and ‘&gt;&gt;’ to french “guillemets” ('«’ and ‘»’)</text:p></text:list-item></text:list>
</text:p>
        </text:list-item>
        <text:list-item>
          <text:p><text:span text:style-name="T2"><text:span text:style-name="Preformatted_20_Text">input.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
      <text:h text:style-name="Heading_20_3">
Crowbook options</text:h>
      <text:list>
        <text:list-item>
          <text:p><text:span text:style-name="T2"><text:span text:style-name="Preformatted_20_Text">crowbook.html_as_text</text:span></text:span><text:list>
<text:list-item>
<text:p><text:span text:style-name="T2">type</text:span>: boolean</text:p></text:list-item><text:list-item>
<text:p><text:span text:style-name="T2">default value</text:span>: <text:span text:style-name="Preformatted_20_Text">true</text:span></text:p></text:list-item><text:list-item>
<text:p>Consider HTML blocks as text. This avoids having &lt;foo&gt; being considered as HTML and thus ignored.</text:p></text:list-item></text:list>
</text:p>
        </text:list-item>
        <text:list-item>
          <text:p><text:span text:style-name="T2"><text:span text:style-name="Preformatted_20_Text">crowbook.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crowbook.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
      <text:h text:style-name="Heading_20_3">
Output options (for proofreading)</text:h>
      <text:list>
        <text:list-item>
          <text:p><text:span text:style-name="T2"><text:span text:style-name="Preformatted_20_Text">output.proofread.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 with proofread features</text:p></text:list-item></text:list>
</text:p>
        </text:list-item>
        <text:list-item>
          <text:p><text:span text:style-name="T2"><text:span text:style-name="Preformatted_20_Text">output.proofread.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 with proofread features</text:p></text:list-item></text:list>
</text:p>
        </text:list-item>
        <text:list-item>
          <text:p><text:span text:style-name="T2"><text:span text:style-name="Preformatted_20_Text">output.proofread.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 with proofread features</text:p></text:list-item></text:list>
</text:p>
        </text:list-item>
      </text:list>
      <text:h text:style-name="Heading_20_3">
Proofreading options (only for output.proofread.* targets)</text:h>
      <text:list>
        <text:list-item>
          <text:p><text:span text:style-name="T2"><text:span text:style-name="Preformatted_20_Text">proofread</text:span></text:span><text:list>
<text:list-item>
<text:p><text:span text:style-name="T2">type</text:span>: boolean</text:p></text:list-item><text:list-item>
<text:p><text:span text:style-name="T2">default value</text:span>: <text:span text:style-name="Preformatted_20_Text">false</text:span></text:p></text:list-item><text:list-item>
<text:p>If set to false, will disactivate proofreading even if one of output.proofread.x is present</text:p></text:list-item></text:list>
</text:p>
        </text:list-item>
        <text:list-item>
          <text:p><text:span text:style-name="T2"><text:span text:style-name="Preformatted_20_Text">proofread.languagetool</text:span></text:span><text:list>
<text:list-item>
<text:p><text:span text:style-name="T2">type</text:span>: boolean</text:p></text:list-item><text:list-item>
<text:p><text:span text:style-name="T2">default value</text:span>: <text:span text:style-name="Preformatted_20_Text">false</text:span></text:p></text:list-item><text:list-item>
<text:p>If true, try to use language tool server to grammar check the book</text:p></text:list-item></text:list>
</text:p>
        </text:list-item>
        <text:list-item>
          <text:p><text:span text:style-name="T2"><text:span text:style-name="Preformatted_20_Text">proofread.languagetool.port</text:span></text:span><text:list>
<text:list-item>
<text:p><text:span text:style-name="T2">type</text:span>: integer</text:p></text:list-item><text:list-item>
<text:p><text:span text:style-name="T2">default value</text:span>: <text:span text:style-name="Preformatted_20_Text">8081</text:span></text:p></text:list-item><text:list-item>
<text:p>Port to connect to languagetool-server</text:p></text:list-item></text:list>
</text:p>
        </text:list-item>
        <text:list-item>
          <text:p><text:span text:style-name="T2"><text:span text:style-name="Preformatted_20_Text">proofread.repetitions</text:span></text:span><text:list>
<text:list-item>
<text:p><text:span text:style-name="T2">type</text:span>: boolean</text:p></text:list-item><text:list-item>
<text:p><text:span text:style-name="T2">default value</text:span>: <text:span text:style-name="Preformatted_20_Text">false</text:span></text:p></text:list-item><text:list-item>
<text:p>If set to true, use Caribon to detect repetitions</text:p></text:list-item></text:list>
</text:p>
        </text:list-item>
        <text:list-item>
          <text:p><text:span text:style-name="T2"><text:span text:style-name="Preformatted_20_Text">proofread.repetitions.max_distance</text:span></text:span><text:list>
<text:list-item>
<text:p><text:span text:style-name="T2">type</text:span>: integer</text:p></text:list-item><text:list-item>
<text:p><text:span text:style-name="T2">default value</text:span>: <text:span text:style-name="Preformatted_20_Text">25</text:span></text:p></text:list-item><text:list-item>
<text:p>Max distance between two occurences so it is considered a repetition</text:p></text:list-item></text:list>
</text:p>
        </text:list-item>
        <text:list-item>
          <text:p><text:span text:style-name="T2"><text:span text:style-name="Preformatted_20_Text">proofread.repetitions.fuzzy</text:span></text:span><text:list>
<text:list-item>
<text:p><text:span text:style-name="T2">type</text:span>: boolean</text:p></text:list-item><text:list-item>
<text:p><text:span text:style-name="T2">default value</text:span>: <text:span text:style-name="Preformatted_20_Text">true</text:span></text:p></text:list-item><text:list-item>
<text:p>Enable fuzzy string matching</text:p></text:list-item></text:list>
</text:p>
        </text:list-item>
        <text:list-item>
          <text:p><text:span text:style-name="T2"><text:span text:style-name="Preformatted_20_Text">proofread.repetitions.fuzzy.threshold</text:span></text:span><text:list>
<text:list-item>
<text:p><text:span text:style-name="T2">type</text:span>: float</text:p></text:list-item><text:list-item>
<text:p><text:span text:style-name="T2">default value</text:span>: <text:span text:style-name="Preformatted_20_Text">0.2</text:span></text:p></text:list-item><text:list-item>
<text:p>Max threshold of differences to consider two strings a repetition</text:p></text:list-item></text:list>
</text:p>
        </text:list-item>
        <text:list-item>
          <text:p><text:span text:style-name="T2"><text:span text:style-name="Preformatted_20_Text">proofread.repetitions.ignore_proper</text:span></text:span><text:list>
<text:list-item>
<text:p><text:span text:style-name="T2">type</text:span>: boolean</text:p></text:list-item><text:list-item>
<text:p><text:span text:style-name="T2">default value</text:span>: <text:span text:style-name="Preformatted_20_Text">true</text:span></text:p></text:list-item><text:list-item>
<text:p>Ignore proper nouns for repetitions</text:p></text:list-item></text:list>
</text:p>
        </text:list-item>
        <text:list-item>
          <text:p><text:span text:style-name="T2"><text:span text:style-name="Preformatted_20_Text">proofread.repetitions.threshold</text:span></text:span><text:list>
<text:list-item>
<text:p><text:span text:style-name="T2">type</text:span>: float</text:p></text:list-item><text:list-item>
<text:p><text:span text:style-name="T2">default value</text:span>: <text:span text:style-name="Preformatted_20_Text">2.0</text:span></text:p></text:list-item><text:list-item>
<text:p>Threshold to detect a repetition</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by a number, a string is, well, any string). The <text:span text:style-name="Preformatted_20_Text">path</text:span> type might puzzle you a bit, but it’s equivalent to a string, except Crowbook will consider it relatively to the book file. The <text:span text:style-name="Preformatted_20_Text">template path</text:span> type is just the <text:span text:style-name="Preformatted_20_Text">path</text:span> of a template. Metadata are just strings.</text:p>
      <text:h text:style-name="Heading_20_1">
4. Markdown format</text:h>
      <text:p text:style-name="Text_20_body">Crowbook uses <text:a xlink:type="simple" xlink:href="https://github.com/google/pulldown-cmark">pulldown-cmark</text:a>, which is an implementation of <text:a xlink:type="simple" xlink:href="http://commonmark.org/">CommonMark</text:a>, so for more information on Markdown syntax, you can refer to this website.</text:p>
      <text:p text:style-name="Text_20_body">However, pulldown-cmark also implements a handful of unofficial extensions, and Crowbook also adds its own variants, so there are a few syntax elements that are not covered by the CommonMark reference.</text:p>
      <text:h text:style-name="Heading_20_2">
Tables</text:h>
      <text:p text:style-name="Text_20_body">Tables can be included in your Markdown file. E.g.:</text:p>
      <text:p text:style-name="Text_20_Body">| Author | Book |
|--------------------|----------------------------|
| Anne Rice | Interview With the Vampire |
| Terry Pratchett | Hogfather |
| George Martin | A Dance with Dragons |
</text:p>
      <text:p text:style-name="Text_20_body">will render as</text:p>
      <text:p text:style-name="Text_20_Body"><text:p text:style-name="Text_20_body">Crowbook doesn’t currently support specifying column alignment.</text:p>
</text:p>
      <text:h text:style-name="Heading_20_2">
Footnotes</text:h>
      <text:p text:style-name="Text_20_body">Footnotes can be specified the following way:</text:p>
      <text:p text:style-name="Text_20_Body">Footnotes can be useful[^1] and make you look clever. 

[^1]: But you shouldn’t use them too much.
</text:p>
      <text:p text:style-name="Text_20_body">Will be rendered as:</text:p>
      <text:p text:style-name="Text_20_Body"><text:p text:style-name="Text_20_body">Footnotes can be useful and make you look clever.</text:p>
 </text:p>
      <text:p text:style-name="Text_20_body">You can use multiple paragraphs in a footnote definition. This can sometimes be useful, but it can also be tricky, as if you only let an empty line before the next paragraph, it will also be included in the footnote. And probably the next one and the following one too:</text:p>
      <text:p text:style-name="Text_20_Body">This is a footnote usage[^1].

[^1]: This is obviously part of the footnote definition.

This is less obviously ALSO part of the footnote definition.


This is NOT part of the foonote.
</text:p>
      <text:p text:style-name="Text_20_body">Due to its own quirks, Crowbook will duplicate footnotes if you reference them multiple times:</text:p>
      <text:p text:style-name="Text_20_Body">This footnote is unique[^2] but referenced twice[^2].

[^2]: Or is it?
</text:p>
      <text:p text:style-name="Text_20_Body"><text:p text:style-name="Text_20_body">This footnote is unique but referenced twice.</text:p>
 </text:p>
      <text:h text:style-name="Heading_20_2">
Superscript and subscript</text:h>
      <text:p text:style-name="Text_20_body">Crowbook 0.12.0 added experimental support for superscript and subscript, using respectively <text:span text:style-name="Preformatted_20_Text">foo^up^</text:span> and <text:span text:style-name="Preformatted_20_Text">bar~down~</text:span> syntax, which will render as “fooup" and “bardown" ; this feature is quite a hack above the Markdown parsing library, and as such might cause issue if you mix it with other Markdown syntax elements (or, in the previous example, for smart quote detection). This is why you’ll need to enable it with <text:span text:style-name="Preformatted_20_Text">crowbook.mardown.superscript</text:span>.</text:p>
      <text:h text:style-name="Heading_20_2">
“Standalone” images</text:h>
      <text:p text:style-name="Text_20_body">This is not <text:span text:style-name="T1">per se</text:span> a new syntactic element, but Crowbook distinguish two kind of images, according to their position in the document:</text:p>
      <text:list>
        <text:list-item>
          <text:p>standalone images, which are the only elements of a paragraph;</text:p>
        </text:list-item>
        <text:list-item>
          <text:p>inline images, which are placed in a container containing other elements.</text:p>
        </text:list-item>
      </text:list>
      <text:p text:style-name="Text_20_body">Standalone images will typically be resized to fill the width of the page, while inline images are not resized.</text:p>
      <text:h text:style-name="Heading_20_2">
Interactive fiction</text:h>
      <text:p text:style-name="Text_20_body">Crowbook also adds some syntax for interactive fiction, to make embedding Javascript code easier. It is only enabled for the interactive fiction renderer. For more information, see the <text:a xlink:type="simple" xlink:href="guide/if.md">chapter on this matter</text:a>.</text:p>
      <text:h text:style-name="Heading_20_1">
5. Templates</text:h>
      <text:p text:style-name="Text_20_body">Crowbook allows the user to specify a number of templates.</text:p>
      <text:p text:style-name="Text_20_body">Each of this template can be overriden by a custom one, by setting e.g.:</text:p>
      <text:p text:style-name="Text_20_Body">html.css: my_template.css
</text:p>
      <text:p text:style-name="Text_20_body">in the book configuration file. The templates that you are most susceptible to modify are the following:</text:p>
      <text:list>
        <text:list-item>
          <text:p><text:span text:style-name="Preformatted_20_Text">html.css</text:span>: stylesheet for HTML output;</text:p>
        </text:list-item>
        <text:list-item>
          <text:p><text:span text:style-name="Preformatted_20_Text">epub.css</text:span>: stylesheet for EPUB output;</text:p>
        </text:list-item>
        <text:list-item>
          <text:p><text:span text:style-name="Preformatted_20_Text">tex.template</text:span>: template of a LaTeX file.</text:p>
        </text:list-item>
      </text:list>
      <text:h text:style-name="Heading_20_2">
Create and edit template</text:h>
      <text:p text:style-name="Text_20_body">Except for inline templates, which are set directly in the book configuration file:</text:p>
      <text:p text:style-name="Text_20_Body">rendering.chapter.template: “{{{loc_chapter}}} {{{number}}}: {{{chapter_title}}}”
</text:p>
      <text:p text:style-name="Text_20_body">most templates must be in a separate file:</text:p>
      <text:p text:style-name="Text_20_Body">tex.template: my_template.tex
</text:p>
      <text:h text:style-name="Heading_20_3">
<text:span text:style-name="Preformatted_20_Text">--print-template</text:span></text:h>
      <text:p text:style-name="Text_20_body">The easiest way to create a new template is to start with the default one. In order to do so, you can use the <text:span text:style-name="Preformatted_20_Text">--print-template</text:span> argument:</text:p>
      <text:p text:style-name="Text_20_Body">$ crowbook --print-template tex.template &gt; my_template.tex
</text:p>
      <text:p text:style-name="Text_20_body">In order to get the <text:span text:style-name="Preformatted_20_Text">chapter.xhtml</text:span> template for EPUB3, you’ll also have to use <text:span text:style-name="Preformatted_20_Text">--set epub.version 3</text:span>:</text:p>
      <text:p text:style-name="Text_20_Body">$ crowbook --print-template epub.chapter.xhtml --set epub.version 3 &gt; my_epub3_template.xhtml
</text:p>
      <text:h text:style-name="Heading_20_3">
Mustache syntax</text:h>
      <text:p text:style-name="Text_20_body">Crowbook uses <text:a xlink:type="simple" xlink:href="https://crates.io/crates/mustache">rust-mustache</text:a> as its templating engine, which allows to use <text:a xlink:type="simple" xlink:href="http://mustache.github.io/">Mustache</text:a> syntax in the templates.</text:p>
      <text:p text:style-name="Text_20_body">It mainly boils down to using <text:span text:style-name="Preformatted_20_Text">{{{foo}}}</text:span> to insert the value of variable <text:span text:style-name="Preformatted_20_Text">foo</text:span> in the document:</text:p>
      <text:p text:style-name="Text_20_Body">&lt;h1 class = “title” &gt;{{{title}}}&lt;h1&gt;
&lt;h2 class = “author”&gt;{{{author}}}&lt;/h2&gt;
</text:p>
      <text:p text:style-name="Text_20_body">Mustache also provides the possibility of checking whether a variable is set:</text:p>
      <text:p text:style-name="Text_20_Body">{{#foo}}
Foo exists
{{/foo}}
{{^foo}}
Foo does not exist
{{^foo}}
</text:p>
      <text:p text:style-name="Text_20_body">Crowbook uses this and sets some variables to <text:span text:style-name="Preformatted_20_Text">true</text:span> to allow templates to conditionally include some portions. E.g., in <text:span text:style-name="Preformatted_20_Text">html.css</text:span>:</text:p>
      <text:p text:style-name="Text_20_Body">{{#lang_fr}}
/* Make list displays ‘–’ instead of bullets */
ul li {
 list-style-type: ‘–’;
 padding-left: .5em;
}
{{/lang_fr}}
</text:p>
      <text:p text:style-name="Text_20_body">In this case, Crowbook sets a variable whose name is equal to <text:span text:style-name="Preformatted_20_Text">lang_foo</text:span> to <text:span text:style-name="Preformatted_20_Text">true</text:span>, allowing to have different styles for some elements according to the language.</text:p>
      <text:p text:style-name="Text_20_body">For more information about Mustache syntax, see <text:a xlink:type="simple" xlink:href="http://mustache.github.io/mustache.5.html">Mustache manual</text:a>.</text:p>
      <text:h text:style-name="Heading_20_4">
Syntax in LaTeX</text:h>
      <text:p text:style-name="Text_20_body">Since LaTeX already uses a lot of curly brackets, the default template sets an altenative syntax to access variables, with <text:span text:style-name="Preformatted_20_Text">&lt;&lt;&amp;foo&gt;&gt;</text:span>:</text:p>
      <text:p text:style-name="Text_20_Body">\title{&lt;&lt;&amp;title&gt;&gt;}
\author{&lt;&lt;&amp;author&gt;&gt;}
&lt;&lt;#has_date&gt;&gt;\date{&lt;&lt;&amp;date&gt;&gt;}&lt;&lt;/has_date&gt;
</text:p>
      <text:h text:style-name="Heading_20_2">
List of templates</text:h>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colours</text:h>
      <text:p text:style-name="Text_20_body">A CSS file containing only colour settings. Used by <text:span text:style-name="Preformatted_20_Text">html.css</text:span>.</text:p>
      <text:p text:style-name="Text_20_body">This is not currently an actual template, just a plain CSS file which cannot contain <text:span text:style-name="Preformatted_20_Text">mustache</text:span> tags.</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standalon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standalone.template</text:h>
      <text:p text:style-name="Text_20_body">The main HTML template for standalone HTML renderer.</text:p>
      <text:h text:style-name="Heading_20_3">
html.dir.template</text:h>
      <text:p text:style-name="Text_20_body">The main HTML template for multiple files HTML renderer.</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3">
Inline templates</text:h>
      <text:p text:style-name="Text_20_body">Crowbook also has some inline templates, that are set in the book configuration file:</text:p>
      <text:list>
        <text:list-item>
          <text:p><text:span text:style-name="Preformatted_20_Text">tex.template.add</text:span>, <text:span text:style-name="Preformatted_20_Text">html.css.add</text:span> and <text:span text:style-name="Preformatted_20_Text">epub.css.add</text:span> allow to specify some LaTeX or CSS code directly in the book configuration file. This code will be added respectively to <text:span text:style-name="Preformatted_20_Text">tex.template</text:span>, <text:span text:style-name="Preformatted_20_Text">html.css</text:span> or <text:span text:style-name="Preformatted_20_Text">epub.css</text:span> template. For CSS templates, this code is inserted at the end of the template (allowing to redefine rules that are set by the template); for the LaTeX template, the code is inserted at the end of the preambule, just before the <text:span text:style-name="Preformatted_20_Text">\begin{document}</text:span> tag.</text:p>
        </text:list-item>
        <text:list-item>
          <text:p><text:span text:style-name="Preformatted_20_Text">rendering.inline_toc.name</text:span> sets the name of the inline table of content, if it is displayed. By default, is is set to <text:span text:style-name="Preformatted_20_Text">{{{loc_toc}}}</text:span>, that is, a localised version of “Table of Contents”.</text:p>
        </text:list-item>
        <text:list-item>
          <text:p><text:span text:style-name="Preformatted_20_Text">rendering.chapter.template</text:span> sets the naming scheme for chapters, while <text:span text:style-name="Preformatted_20_Text">rendering.part.template</text:span> does the same for part. These are used only for text-only output, such as in the TOC. <text:span text:style-name="Preformatted_20_Text">html.chapter.template</text:span> and <text:span text:style-name="Preformatted_20_Text">html.part.template</text:span> allow to change the HTML formatting for parts and chapters. <text:span text:style-name="T1">These options should probably only be used if you know what you’re doing, as they can break the document.</text:span> If you only need to change the name of chapters or parts, use <text:span text:style-name="Preformatted_20_Text">rendering.part</text:span> and <text:span text:style-name="Preformatted_20_Text">rendering.chapter</text:span> instead.</text:p>
        </text:list-item>
      </text:list>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f you need to use these data in places that don’t support formatted text (e.g. in meta tags), you can use the raw content by accessing <text:span text:style-name="Preformatted_20_Text">xxx_raw</text:span> instead (e.g., <text:span text:style-name="Preformatted_20_Text">author_raw</text:span>, <text:span text:style-name="Preformatted_20_Text">title_raw</text:span>, ...). (Note that the content of the raw metadata is <text:span text:style-name="T1">not</text:span> HTML-escaped, so in this case you might want to use <text:span text:style-name="Preformatted_20_Text">{{xxx_raw}}</text:span> instead of <text:span text:style-name="Preformatted_20_Text">{{{xxx_raw}}}</text:span>.)</text:p>
      <text:p text:style-name="Text_20_body">For each metadata <text:span text:style-name="Preformatted_20_Text">foo</text:span> that is set, Crowbook also inserts a <text:span text:style-name="Preformatted_20_Text">has_foo</text:span> bool set to true. This allows to use Mustache’s section for some logic, e.g.:</text:p>
      <text:p text:style-name="Text_20_Body">{{{title}}}
{{#has_version}}, version {{{version}}}{{/has_version}}
</text:p>
      <text:p text:style-name="Text_20_body">will avoid rendering “, version” when <text:span text:style-name="Preformatted_20_Text">version</text:span> is not set.</text:p>
      <text:h text:style-name="Heading_20_3">
Localisation strings</text:h>
      <text:p text:style-name="Text_20_body">For all templates, Crowbook also exports some localisation strings <text:span text:style-name="Preformatted_20_Text">loc_foo</text:span>. They currently include:</text:p>
      <text:h text:style-name="Heading_20_3">
Template-dependent values</text:h>
      <text:p text:style-name="Text_20_body">Crowbook also exports some additional fields for some templates, see below.</text:p>
      <text:h text:style-name="Heading_20_1">
6. Proofreading with Crowbook</text:h>
      <text:p text:style-name="Text_20_body">Since version 0.9.1, Crowbook includes some proofreading features, that can be enabled if you set one of the</text:p>
      <text:list>
        <text:list-item>
          <text:p><text:span text:style-name="Preformatted_20_Text">output.proofread.html</text:span></text:p>
        </text:list-item>
        <text:list-item>
          <text:p><text:span text:style-name="Preformatted_20_Text">output.proofread.html_dir</text:span></text:p>
        </text:list-item>
        <text:list-item>
          <text:p><text:span text:style-name="Preformatted_20_Text">output.proofread.pdf</text:span></text:p>
        </text:list-item>
      </text:list>
      <text:p text:style-name="Text_20_body">output files. This allows you to generate different files for publishing and proofreading (you probably don’t want to publish a version that highlights your grammar errors or your repetitions).</text:p>
      <text:p text:style-name="Text_20_body">Current proofreading features are:</text:p>
      <text:list>
        <text:list-item>
          <text:p>repetition detection;</text:p>
        </text:list-item>
        <text:list-item>
          <text:p>grammar check.</text:p>
        </text:list-item>
      </text:list>
      <text:h text:style-name="Heading_20_2">
Enabling proofreading</text:h>
      <text:p text:style-name="Text_20_body">Since proofreading can take quite a lot of time, particularly for a long book, it is disabled by default. You’ll have to run</text:p>
      <text:p text:style-name="Text_20_Body">$ crowbook --proofread my.book
</text:p>
      <text:p text:style-name="Text_20_body">or</text:p>
      <text:p text:style-name="Text_20_Body">$ crowbook -p my.book
</text:p>
      <text:p text:style-name="Text_20_body">to generate proofreading copies. Alternatively, if you want it to be activated each time you run <text:span text:style-name="Preformatted_20_Text">crowbook</text:span> on this book (which is <text:span text:style-name="T1">not</text:span> recommanded for long books, particularly if you want to perform a grammar check), you can set</text:p>
      <text:p text:style-name="Text_20_Body">proofread: true
</text:p>
      <text:p text:style-name="Text_20_body">in the book configuration file.</text:p>
      <text:h text:style-name="Heading_20_2">
Repetition detection</text:h>
      <text:p text:style-name="Text_20_body">Repetition detection is enabled with:</text:p>
      <text:p text:style-name="Text_20_Body">proofread.repetitions: true
</text:p>
      <text:p text:style-name="Text_20_body">It uses <text:a xlink:type="simple" xlink:href="https://github.com/lise-henry/caribon">Caribon</text:a> library to detect the repetition in your text. Since the notion of a repetition is relatively arbitrary, it is possible to adapt the settings. Default are:</text:p>
      <text:p text:style-name="Text_20_Body"># The maximum distance between two identical words to
# consider them a repetition 
proofread.repetitions.max_distance: 25
# The minimal number of occurences to consider it a repetition
proofread.repetitions.threshold: 2.0
# Ignore proper nouns (words starting by a capital,
# not at a beginning of a sentence)
proofread.repetitions.ignore_proper: true

# Activate fuzzy string matching
proofread.repetitions.fuzzy: true
# The maximal ratio of difference to consider
# that two words are identical
# (E.g., with 0.2, “Rust” and “Lust” won’t be
# considered as the same word, but they will be with 0.5)
proofread.repetitions.fuzzy.threshold: 0.2
</text:p>
      <text:p text:style-name="Text_20_body">For more information, see <text:a xlink:type="simple" xlink:href="https://github.com/lise-henry/caribon">Caribon</text:a>’s documentation.</text:p>
      <text:p text:style-name="Text_20_Body"><text:p text:style-name="Text_20_body">Currently, repetitions are not displayed in PDF proofreading output.</text:p>
</text:p>
      <text:h text:style-name="Heading_20_2">
Grammar checking</text:h>
      <text:p text:style-name="Text_20_body">Crowbook can also use <text:a xlink:type="simple" xlink:href="https://languagetool.org/">LanguageTool</text:a> to detect grammar errors in your text. It is, however, a bit more complex to activate.</text:p>
      <text:p text:style-name="Text_20_body">First, you’ll have to activate this feature in your book configuration file:</text:p>
      <text:p text:style-name="Text_20_Body"># Activate language tool support
proofread.languagetool: true
# (Optional) Sets the port number to connect to (default below)
proofread.languagetool.port: 8081
</text:p>
      <text:p text:style-name="Text_20_body">You’ll then have to download the stand-alone version of <text:a xlink:type="simple" xlink:href="https://languagetool.org/">LanguageTool</text:a>. It includes a server mode, which you’ll have to launch:</text:p>
      <text:p text:style-name="Text_20_Body">$ java -cp languagetool-server.jar org.languagetool.server.HTTPServer --port 8081
</text:p>
      <text:p text:style-name="Text_20_body">You can also use the LanguageTool GUI (<text:span text:style-name="Preformatted_20_Text">languagetool.jar</text:span>) and start the server from the menu “Text Checking -&gt; Options”. This also allows you to configure LanguageTool more precisely by activating or deactivating rules.</text:p>
      <text:p text:style-name="Text_20_body">You can then run Crowbook, and it will highlight grammar errors in HTML or PDF proofreading output files.</text:p>
      <text:p text:style-name="Text_20_Body"><text:p text:style-name="Text_20_body">Note: running a grammar check on a long book (like a novel) can take up to a few minutes.</text:p>
</text:p>
      <text:h text:style-name="Heading_20_1">
7. Interactive fiction</text:h>
      <text:p text:style-name="Text_20_body">Version <text:span text:style-name="Preformatted_20_Text">0.12.0</text:span> added experimental support for writing interactive fiction.</text:p>
      <text:h text:style-name="Heading_20_2">
Basics</text:h>
      <text:p text:style-name="Text_20_body">If you want to have a non-linear story, you can simply use Markdown links just as you would for any other link:</text:p>
      <text:p text:style-name="Text_20_Body">* [Open the treasure chest](open_chest.md)
* [It might be trapped, stay away from it](stay_away.md)
</text:p>
      <text:p text:style-name="Text_20_body">All Crowbook renderers should render this correctly, allowing the reader to “choose her adventure”. Note, however, that you still need to include all these Markdown files in you book configuration files.</text:p>
      <text:h text:style-name="Heading_20_2">
The interactive fiction renderer</text:h>
      <text:p text:style-name="Text_20_body">While the above allows you to generate correct EPUB and PDF files, it will still display all the content if the reader chooses to read your book linearly. While this may not be a problem, you might want to only display the part of the book that the reader is actually exploring.</text:p>
      <text:p text:style-name="Text_20_body">In order to do so, you can use the interactive fiction html renderer:</text:p>
      <text:p text:style-name="Text_20_Body">output.html.if: my_book.html
</text:p>
      <text:p text:style-name="Text_20_body">This output is similar to the standalone HTML output, except the option to display only a chapter at a time is always true, and there is no way to display the table of contents.</text:p>
      <text:h text:style-name="Heading_20_2">
Using Javascript in your interactive fiction</text:h>
      <text:p text:style-name="Text_20_body">While the above allows the reader to choose his own path, its interactivity is quite limited. With the interactive fiction renderer, it is possible to include Javascript code in your Markdown files, using a code block element:</text:p>
      <text:p text:style-name="Text_20_Body">You open the chest, and you find a shiny sword. Yay!

 user_has_sword = true;
</text:p>
      <text:p text:style-name="Text_20_body">This Javascript code can return a string value, which will be displayed inside the document according to the reader’s previous choices:</text:p>
      <text:p text:style-name="Text_20_Body">You encounter a goblin, armed with a knife!

 if (user_has_sword) {
 return “You kill him with your sword, congratulations!”;
 } else {
 return “You don’t have any weapon, you die :(”;
 }
</text:p>
      <text:p text:style-name="Text_20_Body"><text:p text:style-name="Text_20_body">Note that <text:span text:style-name="T1">only</text:span> the interactive fiction renderer supports this way of embedding Javascript code. If you try to render a document containing such code blocks to EPUB, PDF, or the “normal” HTML renderer, they will be displayed as regular code blocks.</text:p>
</text:p>
      <text:h text:style-name="Heading_20_2">
Embedding Makdown in your Javascript code embedded in your Markdown</text:h>
      <text:p text:style-name="Text_20_body">If you want to include Markdown formatting in the Javascript code (to display a passage or another without having to write HTML code), you can use the <text:span text:style-name="Preformatted_20_Text">@"..."@</text:span> syntax:</text:p>
      <text:p text:style-name="Text_20_Body"> @“You face a troll!”@
 if (user_has_sword) {
 @"* [Attack him with your sword](fight_troll.md)"@
 } else {
 @"* [Better run away](run_away.md)"@
 }
</text:p>
      <text:p text:style-name="Text_20_body">Note that in this case you don’t need to return a value, this is done behind your back. Similarly, <text:span text:style-name="Preformatted_20_Text">@"..."@</text:span> blocks don’t require semicolons.</text:p>
      <text:p text:style-name="Text_20_body">If you need to access the value of a Javascript variable inside this Markdown code, you can use the <text:span text:style-name="Preformatted_20_Text">{{...}}</text:span> syntax:</text:p>
      <text:p text:style-name="Text_20_Body"> var name = prompt(“Enter your name”, “world”);
 @“Hello, {{name}}”@
</text:p>
      <text:h text:style-name="Heading_20_2">
Interactive fiction options</text:h>
      <text:p text:style-name="Text_20_body">As other renderers, there are options specific to the interactive fiction.</text:p>
      <text:p text:style-name="Text_20_body"><text:span text:style-name="T2">html.if.new_game</text:span> allows you to specify the path to a Javascript that will be run at the beginning of the game. Since this code is not embedded in a function and is at the root (and the beginning) of the document, it is a good place to declare all the functions and the global variables you might need for your interactive fiction mechanics. e.g.:</text:p>
      <text:p text:style-name="Text_20_Body">html.if.new_game: some_file.js
</text:p>
      <text:p text:style-name="Text_20_body"><text:span text:style-name="T2">html.if.new_turn</text:span> and <text:span text:style-name="T2">html.if.end_turn</text:span> allow you to specify some Javascript code that will be executed at the beginning and the end of each segment. Unlike <text:span text:style-name="Preformatted_20_Text">html.if.new_game</text:span>, the (usually shorter) code is specified inline, and can return a string value that will be displayed at the beginning and the end of each segment. This is exactly like including code blocks at the beginning or the end of each of your Markdown file. E.g.:</text:p>
      <text:p text:style-name="Text_20_Body">html.if.new_turn: “nb_turns += 1;”
html.end_turn: “return ’Turn: ' + nb_turns;”
</text:p>
      <text:p text:style-name="Text_20_body"><text:span text:style-name="T2">html.if.script</text:span> allows you to specify the name of a Javascript file to override the default script.</text:p>
      <text:h text:style-name="Heading_20_1">
8. Tips and tricks</text:h>
      <text:h text:style-name="Heading_20_2">
Using Crowbook with Emacs’ markdown mode</text:h>
      <text:p text:style-name="Text_20_body">If you use <text:a xlink:type="simple" xlink:href="https://www.gnu.org/software/emacs/">Emacs</text:a> as a text editor, there is a nice <text:a xlink:type="simple" xlink:href="http://jblevins.org/projects/markdown-mode/">Markdown mode</text:a> to edit Markdown files.</text:p>
      <text:p text:style-name="Text_20_body">It is possible to use Crowbook for HTML previewing in this mode, which <text:a xlink:type="simple" xlink:href="http://xkcd.com/1742/">requires only minimal configuration and tweaking</text:a>:</text:p>
      <text:p text:style-name="Text_20_Body">(custom-set-variables
 ’(markdown-command “crowbook - -qs --to html --output -”))
</text:p>
      <text:p text:style-name="Text_20_body">You can then use <text:span text:style-name="Preformatted_20_Text">markdown-preview</text:span> (or <text:span text:style-name="Preformatted_20_Text">C-c C-c p</text:span>) to run Crowbook on this file and preview it in your browser, or run <text:span text:style-name="Preformatted_20_Text">markdown-live-preview-mode</text:span> to see a live preview (updated each time you save you file) in Emacs’ integrated browser.</text:p>
      <text:h text:style-name="Heading_20_3">
Some explanations if it looks a bit cryptic to you</text:h>
      <text:p text:style-name="Text_20_body">We set <text:span text:style-name="Preformatted_20_Text">markdown-command</text:span> to <text:span text:style-name="Preformatted_20_Text">crowbook</text:span>, the reason for this is a bit obvious. The arguments we give to crowbook might be a bit less obvious:</text:p>
      <text:list>
        <text:list-item>
          <text:p>the fist argument, <text:span text:style-name="Preformatted_20_Text">-</text:span>, is actually the book file: it tells <text:span text:style-name="Preformatted_20_Text">crowbook</text:span> to read it from standard input.</text:p>
        </text:list-item>
        <text:list-item>
          <text:p><text:span text:style-name="Preformatted_20_Text">-qs</text:span> or <text:span text:style-name="Preformatted_20_Text">--quiet --single</text:span> tells Crowbook that is a a standalone markdown file, and not a book configuration file, and to be a bit quiet on error/info messages;</text:p>
        </text:list-item>
        <text:list-item>
          <text:p><text:span text:style-name="Preformatted_20_Text">--to html</text:span> specifies that HTML must be generated;</text:p>
        </text:list-item>
        <text:list-item>
          <text:p><text:span text:style-name="Preformatted_20_Text">--output -</text:span> tells Crowbook to display the result on the stdout, even if you set <text:span text:style-name="Preformatted_20_Text">output.html</text:span> to <text:span text:style-name="Preformatted_20_Text">some_file.html</text:span>.</text:p>
        </text:list-item>
      </text:list>
      <text:h text:style-name="Heading_20_2">
Embedding fonts in an EPUB file</text:h>
      <text:p text:style-name="Text_20_body">In order to embed fonts in an EPUB file, you’ll first have to edit the stylesheet, which you can first obtain with:</text:p>
      <text:p text:style-name="Text_20_Body">$ crowbook --print-template epub.css &gt; my_epub_stylesheet.css
</text:p>
      <text:p text:style-name="Text_20_body">You’ll need to use the <text:a xlink:type="simple" xlink:href="https://developer.mozilla.org/fr/docs/Web/CSS/@font-face"><text:span text:style-name="Preformatted_20_Text">@font-face</text:span> attribute</text:a>:</text:p>
      <text:p text:style-name="Text_20_Body">@font-face {
 font-family: MyFont;
 src: url(data/my_font.ttf);
}
</text:p>
      <text:p text:style-name="Text_20_body">Then you can add <text:span text:style-name="Preformatted_20_Text">my_font.ttf</text:span> to the files that need to be added to the EPUB zip file:</text:p>
      <text:p text:style-name="Text_20_Body">title: My Book
author: Me

cover: cover.png
output.epub: book.epub

resources.files: my_font.ttf
</text:p>
      <text:p text:style-name="Text_20_body">(Note that you’ll have to repeat the process for the different <text:span text:style-name="Preformatted_20_Text">font-weight</text:span> and <text:span text:style-name="Preformatted_20_Text">font-style</text:span> variants of your font if you want it to display correctly when there is some text in <text:span text:style-name="T2">bold</text:span>, <text:span text:style-name="T1">italics</text:span>, or <text:span text:style-name="T2"><text:span text:style-name="T1">both</text:span></text:span>.)</text:p>
      <text:h text:style-name="Heading_20_1">
9. Contributing</text:h>
      <text:p text:style-name="Text_20_body">Crowbook is a free software, and you can contribute to it. There are some things that can be accessible even if you don’t know anything about programming.</text:p>
      <text:h text:style-name="Heading_20_2">
Internationalization</text:h>
      <text:p text:style-name="Text_20_body">Crowbook aims to support multiple languages. However, unfortunately, currently only english, french, and (in a more limited way) spanish are currently supported. If you want to have better support for the language you write in, there are easy things you can do:</text:p>
      <text:list>
        <text:list-item>
          <text:p>Provide a translation for the few strings that Crowbook insert into the rendered documents. This is really easy, as there are currently less than a dozen of them, and you just need to create a new variant of the <text:a xlink:type="simple" xlink:href="https://github.com/lise-henry/crowbook/blob/master/lang/en.yaml"><text:span text:style-name="Preformatted_20_Text">lang/en.yaml</text:span></text:a> file.</text:p>
        </text:list-item>
        <text:list-item>
          <text:p>Open an <text:a xlink:type="simple" xlink:href="https://github.com/lise-henry/crowbook/issues">issue</text:a> about the typographic rules in your language, if Crowbook doesn’t cover them.</text:p>
        </text:list-item>
        <text:list-item>
          <text:p>Provide a translation for the Crowbook program. It requires creating a variant of the <text:a xlink:type="simple" xlink:href="https://github.com/lise-henry/crowbook/blob/master/lang/fr.po"><text:span text:style-name="Preformatted_20_Text">.po</text:span> file</text:a>, which is a bit more work because (at this time) it’s around 1,500 lines (and less a priority than the first item of this list, as this translation only affects the the command-line interface and not the rendered documents).</text:p>
        </text:list-item>
      </text:list>
      <text:h text:style-name="Heading_20_1">
ChangeLog</text:h>
      <text:h text:style-name="Heading_20_2">
unreleased</text:h>
      <text:list>
        <text:list-item>
          <text:p>Book configuration file:<text:list>
<text:list-item>
<text:p>It is now possible to include subchapters using the <text:span text:style-name="Preformatted_20_Text">--</text:span> command (with one dash per sublvel: <text:span text:style-name="Preformatted_20_Text">--- foo.md</text:span> will include <text:span text:style-name="Preformatted_20_Text">foo.md</text:span> as a subsection).</text:p></text:list-item></text:list>
</text:p>
        </text:list-item>
        <text:list-item>
          <text:p>Markdown:<text:list>
<text:list-item>
<text:p>Added support for superscript and subscript features, using respectively <text:span text:style-name="Preformatted_20_Text">foo^up^</text:span> or <text:span text:style-name="Preformatted_20_Text">bar~down~</text:span> syntax.</text:p></text:list-item></text:list>
</text:p>
        </text:list-item>
        <text:list-item>
          <text:p>New options:<text:list>
<text:list-item>
<text:p><text:span text:style-name="Preformatted_20_Text">rendering.chapter</text:span>: change what is displayed in place of “chapter”.</text:p></text:list-item><text:list-item>
<text:p><text:span text:style-name="Preformatted_20_Text">rendering.part</text:span>: change what is displayed in place of “part”.</text:p></text:list-item><text:list-item>
<text:p><text:span text:style-name="Preformatted_20_Text">html.chapter.template</text:span> and <text:span text:style-name="Preformatted_20_Text">html.part.template</text:span> allow to tune a little how the chapters and parts are displayed in HTML.</text:p></text:list-item><text:list-item>
<text:p><text:span text:style-name="Preformatted_20_Text">tex.hyperref</text:span>, if set to <text:span text:style-name="Preformatted_20_Text">false</text:span>, will disable hyperrefs for local links. Can be useful for some files.</text:p></text:list-item><text:list-item>
<text:p><text:span text:style-name="Preformatted_20_Text">crowbook.html_as_text</text:span>, if set to false, will not treat HTML as text but ignore it.</text:p></text:list-item><text:list-item>
<text:p><text:span text:style-name="Preformatted_20_Text">subtitle</text:span>, as its name suggest, set the subtitle of a book.</text:p></text:list-item><text:list-item>
<text:p><text:span text:style-name="Preformatted_20_Text">crowbook.markdown.superscript</text:span> can enable or disable superscript/subscript “extension”.</text:p></text:list-item></text:list>
</text:p>
        </text:list-item>
        <text:list-item>
          <text:p>Rendering:<text:list>
<text:list-item>
<text:p>Change the way chapters are displayed by default.</text:p></text:list-item><text:list-item>
<text:p>PDF output now has a better-looking (hopefully) title page.</text:p></text:list-item><text:list-item>
<text:p>Internal links are a bit more flexible, e.g. if you link to <text:span text:style-name="Preformatted_20_Text">Readme.html</text:span> it will now try to link to the chapter corresponding to <text:span text:style-name="Preformatted_20_Text">Readme.md</text:span>.</text:p></text:list-item></text:list>
</text:p>
        </text:list-item>
        <text:list-item>
          <text:p>Bugfixes:<text:list>
<text:list-item>
<text:p>LaTeX:<text:list>
<text:list-item>
<text:p>Fix bug in syntax highlighting.</text:p></text:list-item><text:list-item>
<text:p>Fix label placements (and thus navigation inside PDF document).</text:p></text:list-item></text:list>
</text:p></text:list-item><text:list-item>
<text:p>EPUB:<text:list>
<text:list-item>
<text:p>Add unnamed but numbered chapters to the TOC.</text:p></text:list-item><text:list-item>
<text:p>Fix HTML escaping issue for chapter titles.</text:p></text:list-item><text:list-item>
<text:p>Fix the way parts were handled in the TOC.</text:p></text:list-item></text:list>
</text:p></text:list-item><text:list-item>
<text:p>Book configuration file:<text:list>
<text:list-item>
<text:p>Fix issue when setting custom number for parts.</text:p></text:list-item></text:list>
</text:p></text:list-item></text:list>
</text:p>
        </text:list-item>
        <text:list-item>
          <text:p>Crowbook now requires rustc &gt;= 1.17.0</text:p>
        </text:list-item>
      </text:list>
      <text:h text:style-name="Heading_20_2">
0.11.4 (2017-03-21)</text:h>
      <text:list>
        <text:list-item>
          <text:p>An image can now be considered standalone even if it is inside a link.</text:p>
        </text:list-item>
        <text:list-item>
          <text:p>Bugfixes:<text:list>
<text:list-item>
<text:p>HTML/EPUB: use raw (not HTML rendered) metadata in the places where HTML code is not appropriate. Templates can use this metadata with the <text:span text:style-name="Preformatted_20_Text">foo_raw</text:span> value.</text:p></text:list-item><text:list-item>
<text:p>HTML/EPUB: fix double-escaping/rendering issues in titles.</text:p></text:list-item><text:list-item>
<text:p>EPUB:<text:list>
<text:list-item>
<text:p>Escape title and author before feeding them to epub-builder.</text:p></text:list-item><text:list-item>
<text:p>Fix content.opf issue by not rendering first chapter’s title (marked as beginning of document) in <text:span text:style-name="Preformatted_20_Text">&lt;guide&gt;</text:span>.</text:p></text:list-item></text:list>
</text:p></text:list-item></text:list>
</text:p>
        </text:list-item>
        <text:list-item>
          <text:p>Rendering:<text:list>
<text:list-item>
<text:p>HTML/EPUB: standalone images are now displayed centered.</text:p></text:list-item></text:list>
</text:p>
        </text:list-item>
      </text:list>
      <text:h text:style-name="Heading_20_2">
0.11.3 (2017-03-19)</text:h>
      <text:list>
        <text:list-item>
          <text:p>When crowbook parses the book’s contents, it now detects which features are used. This is useful in various ways:<text:list>
<text:list-item>
<text:p>The ODT renderer only displays a global warning showing the lists of used features that are not implemented, instead of a warning each time such a feature is encountered.</text:p></text:list-item><text:list-item>
<text:p>The LaTeX and HTML/EPUB renderers only initialize <text:span text:style-name="Preformatted_20_Text">syntect</text:span> (which can take some time) if code blocks are used in the document.</text:p></text:list-item><text:list-item>
<text:p>The LaTeX renderer only requires LaTeX packages that are actually used in the document.</text:p></text:list-item></text:list>
</text:p>
        </text:list-item>
        <text:list-item>
          <text:p>Command-line interface:<text:list>
<text:list-item>
<text:p>Warnings are now displayed by default.</text:p></text:list-item><text:list-item>
<text:p>The (undocumented) <text:span text:style-name="Preformatted_20_Text">--debug</text:span> argument has been removed.</text:p></text:list-item><text:list-item>
<text:p>The status of some messages have been modified (“warning” to “debug” or “error” to “warning”).</text:p></text:list-item></text:list>
</text:p>
        </text:list-item>
        <text:list-item>
          <text:p>Deprecated option:<text:list>
<text:list-item>
<text:p><text:span text:style-name="Preformatted_20_Text">crowbook.verbose</text:span> has been deprecated, at it should be set by the CLI.</text:p></text:list-item></text:list>
</text:p>
        </text:list-item>
      </text:list>
      <text:h text:style-name="Heading_20_2">
0.11.2 (2017-03-05)</text:h>
      <text:list>
        <text:list-item>
          <text:p>General:<text:list>
<text:list-item>
<text:p>When there is an error setting an option from the book configuration file (e.g. because it is an invalid key), print an error but do not abort, only ignore this specific option.</text:p></text:list-item></text:list>
</text:p>
        </text:list-item>
        <text:list-item>
          <text:p>New options:<text:list>
<text:list-item>
<text:p><text:span text:style-name="Preformatted_20_Text">tex.stdpage</text:span>: if set to <text:span text:style-name="Preformatted_20_Text">true</text:span>, will use the <text:span text:style-name="Preformatted_20_Text">stdpage</text:span> package to render the book according to standards for submitting manuscripts.</text:p></text:list-item><text:list-item>
<text:p><text:span text:style-name="Preformatted_20_Text">rendering.highlight.theme</text:span> allows to specifies a theme for syntax highlighting (only used if <text:span text:style-name="Preformatted_20_Text">rendering.highlight</text:span> is set to “syntect”).</text:p></text:list-item><text:list-item>
<text:p><text:span text:style-name="Preformatted_20_Text">html.highlight.theme</text:span>, <text:span text:style-name="Preformatted_20_Text">epub.highlight.theme</text:span> and <text:span text:style-name="Preformatted_20_Text">tex.highlight.theme</text:span> allow to specify a theme for HTML/EPUB/LaTeX renderers (only used with syntect).</text:p></text:list-item></text:list>
</text:p>
        </text:list-item>
        <text:list-item>
          <text:p>Deprecated option:<text:list>
<text:list-item>
<text:p><text:span text:style-name="Preformatted_20_Text">proofread.nb_spaces</text:span>.</text:p></text:list-item></text:list>
</text:p>
        </text:list-item>
        <text:list-item>
          <text:p>Rendering:<text:list>
<text:list-item>
<text:p><text:span text:style-name="Preformatted_20_Text">[syntect](https://crates.io/crates/syntect)</text:span> is now the default for <text:span text:style-name="Preformatted_20_Text">rendering.highlight</text:span>. Concretely, this means that by default syntax highlighting is now done when <text:span text:style-name="Preformatted_20_Text">crowbook</text:span> is run instead of using <text:span text:style-name="Preformatted_20_Text">[highlight.js](https://highlightjs.org/)</text:span>.</text:p></text:list-item><text:list-item>
<text:p>EPUB:<text:list>
<text:list-item>
<text:p>Now sets the “cover-image” property and meta so readers should display cover correctly.</text:p></text:list-item><text:list-item>
<text:p>Narrow non-breaking spaces should display more correctly on KOBO ereaders (hoping this won’t break the way they are displayed everywhere else).</text:p></text:list-item></text:list>
</text:p></text:list-item></text:list>
</text:p>
        </text:list-item>
        <text:list-item>
          <text:p>Proofreading:<text:list>
<text:list-item>
<text:p>Repetition detection is now a bit less of an hack, and should cause less problems when used in conjunction with grammar checking. It now also works on PDF output (so the way it is highlighted could be improved).</text:p></text:list-item></text:list>
</text:p>
        </text:list-item>
        <text:list-item>
          <text:p>Bugfixes:<text:list>
<text:list-item>
<text:p>Fix <text:span text:style-name="Preformatted_20_Text">mimetype</text:span> of EPUB files (make sure it is always “stored” and not “deflated” by the <text:span text:style-name="Preformatted_20_Text">zip</text:span> command).</text:p></text:list-item><text:list-item>
<text:p>Avoid initializing <text:span text:style-name="Preformatted_20_Text">syntect</text:span> (at the cost of performances) if it is not used.</text:p></text:list-item><text:list-item>
<text:p>Avoid creating an empty file if some book renderer fails (e.g. EPUB or ODT because <text:span text:style-name="Preformatted_20_Text">zip</text:span> command is not present).</text:p></text:list-item></text:list>
</text:p>
        </text:list-item>
      </text:list>
      <text:h text:style-name="Heading_20_2">
0.11.1 (2017-01-05)</text:h>
      <text:list>
        <text:list-item>
          <text:p>Rendering:<text:list>
<text:list-item>
<text:p>Avoid page break before or after a separating rule.</text:p></text:list-item><text:list-item>
<text:p>Add support for <text:a xlink:type="simple" xlink:href="https://crates.io/crates/syntect">syntect</text:a> for syntax highlighting. This is activated by setting <text:span text:style-name="Preformatted_20_Text">rendering.highlight</text:span> to <text:span text:style-name="Preformatted_20_Text">syntect</text:span> (see below).</text:p></text:list-item><text:list-item>
<text:p>EPUB:<text:list>
<text:list-item>
<text:p>Set back HTML escape of narrow non-breaking spaces to <text:span text:style-name="Preformatted_20_Text">true</text:span> by default (it caused problems on some readers, but cause much more serious one if <text:span text:style-name="Preformatted_20_Text">false</text:span>).</text:p></text:list-item><text:list-item>
<text:p>Add more information to guide/nav landmarks.</text:p></text:list-item></text:list>
</text:p></text:list-item><text:list-item>
<text:p>LaTeX/PDF:<text:list>
<text:list-item>
<text:p>Improve the way code blocks are displayed, using the <text:span text:style-name="Preformatted_20_Text">mdframed</text:span> package.</text:p></text:list-item><text:list-item>
<text:p>Try to reduce the issues of too long lines when using code and code blocks, by inserting <text:span text:style-name="Preformatted_20_Text">\allowbreak{}</text:span> directive after some characters (<text:span text:style-name="Preformatted_20_Text">.</text:span>, <text:span text:style-name="Preformatted_20_Text">/</text:span>, <text:span text:style-name="Preformatted_20_Text">_</text:span>, ...).</text:p></text:list-item><text:list-item>
<text:p>Block quotes are now displayed in italics.</text:p></text:list-item><text:list-item>
<text:p>Tables now use <text:span text:style-name="Preformatted_20_Text">tabularx</text:span>, which allows to break too long lines (it still doesn’t break pages, though).</text:p></text:list-item></text:list>
</text:p></text:list-item></text:list>
</text:p>
        </text:list-item>
        <text:list-item>
          <text:p>New options:<text:list>
<text:list-item>
<text:p><text:span text:style-name="Preformatted_20_Text">rendering.highlight</text:span> can be set to <text:span text:style-name="Preformatted_20_Text">none</text:span>, <text:span text:style-name="Preformatted_20_Text">highlight.js</text:span> (by default, enables syntax highlighting via Javascript, but only on HTML document) or <text:span text:style-name="Preformatted_20_Text">syntect</text:span> (doesn’t necessitate javascript, and can work in EPUB or LaTeX, but more experimental at this point).</text:p></text:list-item></text:list>
</text:p>
        </text:list-item>
        <text:list-item>
          <text:p>Deprecated options:<text:list>
<text:list-item>
<text:p><text:span text:style-name="Preformatted_20_Text">html.highlight_code</text:span> (use <text:span text:style-name="Preformatted_20_Text">rendering.highlight</text:span> instead).</text:p></text:list-item></text:list>
</text:p>
        </text:list-item>
        <text:list-item>
          <text:p>Bugfixes:<text:list>
<text:list-item>
<text:p>HTML (standalone): fix the template that contained invalid HTML code.</text:p></text:list-item></text:list>
</text:p>
        </text:list-item>
      </text:list>
      <text:h text:style-name="Heading_20_2">
0.11.0 (2016-12-31)</text:h>
      <text:p text:style-name="Text_20_body">Substantial changes in this release, the more important one being support for parts!</text:p>
      <text:list>
        <text:list-item>
          <text:p><text:span text:style-name="T2">Breaking changes</text:span>: the API has undergone some breaking changes, hoping they will be the last ones for a while. API should now be more simple and consistent (?). This version contains also substantial options renaming (see below).</text:p>
        </text:list-item>
        <text:list-item>
          <text:p>Crowbook now supports parts (above the “chapter” level), using the ‘@’ character in the book configuration file.</text:p>
        </text:list-item>
        <text:list-item>
          <text:p>Command-line interface:<text:list>
<text:list-item>
<text:p>Behaviour of <text:span text:style-name="Preformatted_20_Text">--to</text:span> should now be consistent for all output formats.</text:p></text:list-item><text:list-item>
<text:p>If <text:span text:style-name="Preformatted_20_Text">--output</text:span> is set to <text:span text:style-name="Preformatted_20_Text">-</text:span>, prints to stdout.</text:p></text:list-item><text:list-item>
<text:p>Conversely, if <text:span text:style-name="Preformatted_20_Text">&lt;BOOK&gt;</text:span> is set to <text:span text:style-name="Preformatted_20_Text">-</text:span>, reads from stdin.</text:p></text:list-item><text:list-item>
<text:p>Path specified by <text:span text:style-name="Preformatted_20_Text">--output</text:span> is now interpreted relatively to current directory (and not depending on where <text:span text:style-name="Preformatted_20_Text">&lt;BOOK&gt;</text:span> is or its options).</text:p></text:list-item></text:list>
</text:p>
        </text:list-item>
        <text:list-item>
          <text:p>Rendering:<text:list>
<text:list-item>
<text:p>Chapters with no titles now have an empty title added (so it can at least display e.g. “Chapter X”).</text:p></text:list-item><text:list-item>
<text:p>EPUB:<text:list>
<text:list-item>
<text:p>The <text:span text:style-name="Preformatted_20_Text">toc.ncx</text:span> file now displays links to “title” and (if set) “cover” (can be deactivated, see below).</text:p></text:list-item><text:list-item>
<text:p>The <text:span text:style-name="Preformatted_20_Text">toc.ncx</text:span> file now displays toc levels below chapter.</text:p></text:list-item><text:list-item>
<text:p>The table of contents is now displayed inline if <text:span text:style-name="Preformatted_20_Text">rendering.inline_toc</text:span> is set to <text:span text:style-name="Preformatted_20_Text">true</text:span>.</text:p></text:list-item></text:list>
</text:p></text:list-item></text:list>
</text:p>
        </text:list-item>
        <text:list-item>
          <text:p>New options:<text:list>
<text:list-item>
<text:p><text:span text:style-name="Preformatted_20_Text">epub.toc.extras</text:span>, set to <text:span text:style-name="Preformatted_20_Text">true</text:span> by default, will add links to the title and the cover (if it is set) in the table of contents.</text:p></text:list-item><text:list-item>
<text:p><text:span text:style-name="Preformatted_20_Text">epub.escape_nb_spaces</text:span>, similar to <text:span text:style-name="Preformatted_20_Text">html.escape_nb_spaces</text:span> and set to false by default since at least Kobo reader don’t seem to be able to understand the CSS to escape those nb spaces...</text:p></text:list-item><text:list-item>
<text:p><text:span text:style-name="Preformatted_20_Text">rendering.chapter.roman_numerals</text:span>, if set to <text:span text:style-name="Preformatted_20_Text">true</text:span>, will display chapter numbers using roman numerals.</text:p></text:list-item><text:list-item>
<text:p><text:span text:style-name="Preformatted_20_Text">rendering.part.roman_numerals</text:span>, if set to <text:span text:style-name="Preformatted_20_Text">true</text:span> (it is by default) will display part numbers using roman numerals.</text:p></text:list-item><text:list-item>
<text:p><text:span text:style-name="Preformatted_20_Text">rendering.part.template</text:span> specifies the numbering scheme of parts.</text:p></text:list-item><text:list-item>
<text:p><text:span text:style-name="Preformatted_20_Text">rendering.part.reset_counter</text:span>, if set to <text:span text:style-name="Preformatted_20_Text">true</text:span> (it is by default), resets chapter number to zero after a part.</text:p></text:list-item></text:list>
</text:p>
        </text:list-item>
        <text:list-item>
          <text:p>Renamed options:<text:list>
<text:list-item>
<text:p><text:span text:style-name="Preformatted_20_Text">import_config</text:span> renamed to <text:span text:style-name="Preformatted_20_Text">import</text:span>.</text:p></text:list-item><text:list-item>
<text:p><text:span text:style-name="Preformatted_20_Text">rendering.chapter_template</text:span> renamed to <text:span text:style-name="Preformatted_20_Text">rendering.chapter.template</text:span>.</text:p></text:list-item><text:list-item>
<text:p><text:span text:style-name="Preformatted_20_Text">html_single.html</text:span> renamed to <text:span text:style-name="Preformatted_20_Text">html.standalone.template</text:span>.</text:p></text:list-item><text:list-item>
<text:p><text:span text:style-name="Preformatted_20_Text">html_single.js</text:span> renamed to <text:span text:style-name="Preformatted_20_Text">html.standalone.js</text:span>.</text:p></text:list-item><text:list-item>
<text:p><text:span text:style-name="Preformatted_20_Text">html_single.one_chapter</text:span> renamed to <text:span text:style-name="Preformatted_20_Text">html.standalone.one_chapter</text:span>.</text:p></text:list-item><text:list-item>
<text:p><text:span text:style-name="Preformatted_20_Text">output.html_dir</text:span> renamed to <text:span text:style-name="Preformatted_20_Text">output.html.dir</text:span>.</text:p></text:list-item><text:list-item>
<text:p><text:span text:style-name="Preformatted_20_Text">output.proofread.html_dir</text:span> renamed to <text:span text:style-name="Preformatted_20_Text">output.proofread.html.dir</text:span>.</text:p></text:list-item><text:list-item>
<text:p><text:span text:style-name="Preformatted_20_Text">html_dir.index.html</text:span> and <text:span text:style-name="Preformatted_20_Text">html.dir.chapter.html</text:span> have been merged and both renamed to <text:span text:style-name="Preformatted_20_Text">html.dir.template</text:span>.</text:p></text:list-item><text:list-item>
<text:p><text:span text:style-name="Preformatted_20_Text">tex.font_size</text:span> renamed to <text:span text:style-name="Preformatted_20_Text">tex.font.size</text:span>.</text:p></text:list-item></text:list>
</text:p>
        </text:list-item>
        <text:list-item>
          <text:p>Bugfixes:<text:list>
<text:list-item>
<text:p>EPUB:<text:list>
<text:list-item>
<text:p>Fix duplicate HTML escaping (resulting in e.g. “&amp;” instead of “&amp;”).</text:p></text:list-item></text:list>
</text:p></text:list-item><text:list-item>
<text:p>HTML directory:<text:list>
<text:list-item>
<text:p>Fix panic when trying to generate html directory in “../xxx” (<text:a xlink:type="simple" xlink:href="https://github.com/lise-henry/crowbook/issues/23">#23</text:a>).</text:p></text:list-item><text:list-item>
<text:p>Fix “previous chapter” links that were not displayed when “html.header” was set.</text:p></text:list-item></text:list>
</text:p></text:list-item><text:list-item>
<text:p>HTML:<text:list>
<text:list-item>
<text:p>Fix the way initial letter is displayed if <text:span text:style-name="Preformatted_20_Text">rendering.initials</text:span> is true.</text:p></text:list-item></text:list>
</text:p></text:list-item></text:list>
</text:p>
        </text:list-item>
        <text:list-item>
          <text:p>Internationalization:<text:list>
<text:list-item>
<text:p>Strings in generated Crowbook documents (such as “Table of contents”, “Title”, “Cover” and such) are now translated in spanish.</text:p></text:list-item></text:list>
</text:p>
        </text:list-item>
      </text:list>
      <text:h text:style-name="Heading_20_2">
0.10.4 (2016-12-16)</text:h>
      <text:list>
        <text:list-item>
          <text:p>New options:<text:list>
<text:list-item>
<text:p><text:span text:style-name="Preformatted_20_Text">tex.font_size</text:span> specifies an optional font size (in pt) passed to the LaTeX class (must be 10, 11 or 12).</text:p></text:list-item><text:list-item>
<text:p><text:span text:style-name="Preformatted_20_Text">tex.title</text:span> can be set to <text:span text:style-name="Preformatted_20_Text">false</text:span> to avoid rendering the title with <text:span text:style-name="Preformatted_20_Text">\maketitle</text:span>.</text:p></text:list-item><text:list-item>
<text:p><text:span text:style-name="Preformatted_20_Text">tex.paper_size</text:span> specifies the paper size for PDF output.</text:p></text:list-item><text:list-item>
<text:p><text:span text:style-name="Preformatted_20_Text">tex.template.add</text:span>, <text:span text:style-name="Preformatted_20_Text">html.css.add</text:span> and <text:span text:style-name="Preformatted_20_Text">epub.css.add</text:span>allow to specify inline LaTex or CSS code in the book configuration file that will be added respectively to <text:span text:style-name="Preformatted_20_Text">tex.template.add</text:span>, <text:span text:style-name="Preformatted_20_Text">html.css.add</text:span> and <text:span text:style-name="Preformatted_20_Text">epub.css.add</text:span>.</text:p></text:list-item><text:list-item>
<text:p><text:span text:style-name="Preformatted_20_Text">html.icon</text:span> allows to specify the path of an icon for HTML documents.</text:p></text:list-item></text:list>
</text:p>
        </text:list-item>
        <text:list-item>
          <text:p>Command-line interface:<text:list>
<text:list-item>
<text:p>Paths that are displayed should now be normalized, e.g. “foo/bar.pdf” instead of “baz/../foo/bar.pdf”.</text:p></text:list-item></text:list>
</text:p>
        </text:list-item>
        <text:list-item>
          <text:p>Rendering:<text:list>
<text:list-item>
<text:p>HTML:<text:list>
<text:list-item>
<text:p>The default CSS style has been slightly modified.</text:p></text:list-item></text:list>
</text:p></text:list-item></text:list>
</text:p>
        </text:list-item>
      </text:list>
      <text:h text:style-name="Heading_20_2">
0.10.3 (2016-11-19)</text:h>
      <text:list>
        <text:list-item>
          <text:p>Building:<text:list>
<text:list-item>
<text:p>Crowbook now requires rustc &gt;= 1.13.0 to build.</text:p></text:list-item><text:list-item>
<text:p>Pre-built binaries now all include the proofreading feature.</text:p></text:list-item><text:list-item>
<text:p>Linux binaries are now linked against <text:span text:style-name="Preformatted_20_Text">musl</text:span> library so they should really work on any Linux platform.</text:p></text:list-item></text:list>
</text:p>
        </text:list-item>
        <text:list-item>
          <text:p>Bugfixes:<text:list>
<text:list-item>
<text:p>Fixed escaping of <text:span text:style-name="Preformatted_20_Text">author</text:span> and <text:span text:style-name="Preformatted_20_Text">title</text:span> fields.</text:p></text:list-item><text:list-item>
<text:p>Fixed text cleaning in ODT rendering that causes corrupt files to be generated.</text:p></text:list-item></text:list>
</text:p>
        </text:list-item>
        <text:list-item>
          <text:p>CommandLine Interface:<text:list>
<text:list-item>
<text:p>Crowbook displays clearer error messages when unable to launch <text:span text:style-name="Preformatted_20_Text">latex</text:span> or <text:span text:style-name="Preformatted_20_Text">zip</text:span> commands.</text:p></text:list-item><text:list-item>
<text:p>Crowbook uses <text:span text:style-name="Preformatted_20_Text">term</text:span> library in order to display colours correctly on e.g. Windows.</text:p></text:list-item><text:list-item>
<text:p>The new argument <text:span text:style-name="Preformatted_20_Text">--lang</text:span> (or <text:span text:style-name="Preformatted_20_Text">-L</text:span>) allows to set the runtime language used by Crowbook, overriding <text:span text:style-name="Preformatted_20_Text">LANG</text:span> environment variable.</text:p></text:list-item><text:list-item>
<text:p><text:span text:style-name="Preformatted_20_Text">--list-options</text:span> no longer uses colours as it caused problems depending on the terminal or when piping to <text:span text:style-name="Preformatted_20_Text">less</text:span>.</text:p></text:list-item></text:list>
</text:p>
        </text:list-item>
      </text:list>
      <text:h text:style-name="Heading_20_2">
0.10.2 (2016-10-21)</text:h>
      <text:p text:style-name="Text_20_body">Only minor changes in this version:</text:p>
      <text:list>
        <text:list-item>
          <text:p>Options:<text:list>
<text:list-item>
<text:p><text:span text:style-name="Preformatted_20_Text">author</text:span> and <text:span text:style-name="Preformatted_20_Text">title</text:span>’s default values are both set to the empty string, instead of <text:span text:style-name="Preformatted_20_Text">Anonymous</text:span> and <text:span text:style-name="Preformatted_20_Text">Untitled</text:span>.</text:p></text:list-item><text:list-item>
<text:p><text:span text:style-name="Preformatted_20_Text">input.autoclean</text:span> has been renamed <text:span text:style-name="Preformatted_20_Text">input.clean</text:span>.</text:p></text:list-item><text:list-item>
<text:p><text:span text:style-name="Preformatted_20_Text">input.smart_quotes</text:span> has been renamed <text:span text:style-name="Preformatted_20_Text">input.clean.smart_quotes</text:span>.</text:p></text:list-item><text:list-item>
<text:p>new option: <text:span text:style-name="Preformatted_20_Text">input.clean.ligature.dashes</text:span> will (if set to true) replace <text:span text:style-name="Preformatted_20_Text">--</text:span> to en dash (<text:span text:style-name="Preformatted_20_Text">–</text:span>) and <text:span text:style-name="Preformatted_20_Text">---</text:span> to em dash (<text:span text:style-name="Preformatted_20_Text">—</text:span>).</text:p></text:list-item><text:list-item>
<text:p>new option: <text:span text:style-name="Preformatted_20_Text">input.clean.ligature.guillemets</text:span> will (if set to true) replace <text:span text:style-name="Preformatted_20_Text">&lt;&lt;</text:span> and <text:span text:style-name="Preformatted_20_Text">&gt;&gt;</text:span> to french guillemets (<text:span text:style-name="Preformatted_20_Text">«</text:span> and <text:span text:style-name="Preformatted_20_Text">»</text:span>).</text:p></text:list-item></text:list>
</text:p>
        </text:list-item>
        <text:list-item>
          <text:p>Rendering:<text:list>
<text:list-item>
<text:p>HTML: if <text:span text:style-name="Preformatted_20_Text">html_single.one_chapter</text:span> and <text:span text:style-name="Preformatted_20_Text">rendering.inline_toc</text:span> are both set to true, only render the TOC if currently displayed chapter is the first.</text:p></text:list-item></text:list>
</text:p>
        </text:list-item>
      </text:list>
      <text:h text:style-name="Heading_20_2">
0.10.1 (2016-10-18)</text:h>
      <text:p text:style-name="Text_20_body">Fixed a bug in <text:span text:style-name="Preformatted_20_Text">fr.po</text:span> translation that prevented building from fresh install.</text:p>
      <text:h text:style-name="Heading_20_2">
0.10.0 (2016-10-18)</text:h>
      <text:p text:style-name="Text_20_body">This release contains some breaking changes (mostly for the API, which has been split in separate libraries). It alse features some internationalization support, and the program should now be tranlated if your <text:span text:style-name="Preformatted_20_Text">LANG</text:span> environment variable is set to french.</text:p>
      <text:list>
        <text:list-item>
          <text:p><text:span text:style-name="T2">Breaking changes</text:span>:<text:list>
<text:list-item>
<text:p>Templates:<text:list>
<text:list-item>
<text:p>Conditional inclusion depending on <text:span text:style-name="Preformatted_20_Text">lang</text:span> must now be done using <text:span text:style-name="Preformatted_20_Text">lang_LANG</text:span> (e.g. <text:span text:style-name="Preformatted_20_Text">lang_fr</text:span>, <text:span text:style-name="Preformatted_20_Text">lang_en</text:span>, and so on). This might impact custom <text:span text:style-name="Preformatted_20_Text">epub.css</text:span> and <text:span text:style-name="Preformatted_20_Text">html.css</text:span> templates.</text:p></text:list-item></text:list>
</text:p></text:list-item><text:list-item>
<text:p>API:<text:list>
<text:list-item>
<text:p>The <text:span text:style-name="Preformatted_20_Text">escape</text:span> module has been moved to a separate crate, <text:span text:style-name="Preformatted_20_Text">crowbook_text_processing</text:span>. The <text:span text:style-name="Preformatted_20_Text">cleaner</text:span> module is no longer public, but the features it provided are also available in <text:span text:style-name="Preformatted_20_Text">crowbook_text_processing</text:span>.</text:p></text:list-item></text:list>
</text:p></text:list-item></text:list>
</text:p>
        </text:list-item>
        <text:list-item>
          <text:p>New options:<text:list>
<text:list-item>
<text:p><text:span text:style-name="Preformatted_20_Text">html.css.colours</text:span> allows to provide a CSS file that only redefine the colour scheme. Such a file can be built from <text:span text:style-name="Preformatted_20_Text">crowbook --print-template html.css.colours</text:span>.</text:p></text:list-item><text:list-item>
<text:p><text:span text:style-name="Preformatted_20_Text">input.smart_quotes</text:span>: if set to <text:span text:style-name="Preformatted_20_Text">true</text:span>, tries to replace <text:span text:style-name="Preformatted_20_Text">'</text:span> and <text:span text:style-name="Preformatted_20_Text">"</text:span> by curly quotes.</text:p></text:list-item></text:list>
</text:p>
        </text:list-item>
        <text:list-item>
          <text:p>Command line interface:<text:list>
<text:list-item>
<text:p>Crowbook is now (imperfectly) localized in french, and can be translated to other languages.</text:p></text:list-item><text:list-item>
<text:p>Added the <text:span text:style-name="Preformatted_20_Text">--quiet</text:span> (or <text:span text:style-name="Preformatted_20_Text">-q</text:span>) argument, that makes crowbook run without displaying any messages (except some error messages at this point).</text:p></text:list-item></text:list>
</text:p>
        </text:list-item>
        <text:list-item>
          <text:p>Rendering:<text:list>
<text:list-item>
<text:p>HTML:<text:list>
<text:list-item>
<text:p>The table of contents menu is no longer displayed in the HTML single renderer if it doesn’t contain at least two elements.</text:p></text:list-item><text:list-item>
<text:p>The default colour theme has been modified a little.</text:p></text:list-item></text:list>
</text:p></text:list-item></text:list>
</text:p>
        </text:list-item>
        <text:list-item>
          <text:p>Bugfixes:<text:list>
<text:list-item>
<text:p>Fix the escaping of non-breaking spaces in EPUB, as <text:span text:style-name="Preformatted_20_Text">&amp;nbsp;</text:span> and its friends aren’t valid entities in XHTML, apparently.</text:p></text:list-item></text:list>
</text:p>
        </text:list-item>
      </text:list>
      <text:h text:style-name="Heading_20_2">
0.9.1 (2016-09-29)</text:h>
      <text:p text:style-name="Text_20_body">This release mainly introduces generation of proofreading copies, allowing, if they are set (and <text:span text:style-name="Preformatted_20_Text">crowbook</text:span> was compiled with the <text:span text:style-name="Preformatted_20_Text">proofread</text:span> feature) to generate proofreading copies, using tools to check grammar and detect repetitions. These features are currently experimental.</text:p>
      <text:list>
        <text:list-item>
          <text:p>New options:<text:list>
<text:list-item>
<text:p><text:span text:style-name="Preformatted_20_Text">html.escape_nb_spaces</text:span>, if set to true (by default), will replace unicode non breaking spaces with HTML entites and CSS so it can display correctly even if reader’s don’t have a browser/font supporting these unicode symbols.</text:p></text:list-item><text:list-item>
<text:p>Output files for proofread documents: <text:span text:style-name="Preformatted_20_Text">output.proofread.html</text:span>, <text:span text:style-name="Preformatted_20_Text">output.proofread.html_dir</text:span> and <text:span text:style-name="Preformatted_20_Text">output.proofread.pdf</text:span>.</text:p></text:list-item><text:list-item>
<text:p>Proofread options <text:span text:style-name="Preformatted_20_Text">proofread.repetitions</text:span> and <text:span text:style-name="Preformatted_20_Text">proofread.nb_spaces</text:span> have been added.<text:list>
<text:list-item>
<text:p><text:span text:style-name="Preformatted_20_Text">proofread.nb_spaces</text:span>, if set to true, highlights non-breaking spaces so it is easier to check the correct typography of a book. Note that it requires that <text:span text:style-name="Preformatted_20_Text">html.escape_nb_spaces</text:span> be set to true (default) to work.</text:p></text:list-item><text:list-item>
<text:p><text:span text:style-name="Preformatted_20_Text">proofread.reppetitions</text:span>, if set to true, uses <text:a xlink:type="simple" xlink:href="https://github.com/lise-henry/caribon">Caribon</text:a> to highlight repetitions in a document. It also uses the settings <text:span text:style-name="Preformatted_20_Text">proofread.repetitions.fuzzy</text:span>, <text:span text:style-name="Preformatted_20_Text">proofread.repetitions.max_distance</text:span>, <text:span text:style-name="Preformatted_20_Text">proofread.repetitions.threshold</text:span>, <text:span text:style-name="Preformatted_20_Text">proofread.repetitions.fuzzy.threshold</text:span>, <text:span text:style-name="Preformatted_20_Text">proofread.repetitions.ignore_proper</text:span>. Note that this feature is not built by default, you’ll have to build crowbook with <text:span text:style-name="Preformatted_20_Text">cargo build --release --features “repetitions”</text:span>.</text:p></text:list-item></text:list>
</text:p></text:list-item></text:list>
</text:p>
        </text:list-item>
        <text:list-item>
          <text:p>New default settings for options:<text:list>
<text:list-item>
<text:p><text:span text:style-name="Preformatted_20_Text">tex.command</text:span> is now <text:span text:style-name="Preformatted_20_Text">xelatex</text:span> by default.</text:p></text:list-item></text:list>
</text:p>
        </text:list-item>
        <text:list-item>
          <text:p>Rendering:<text:list>
<text:list-item>
<text:p>LaTeX:<text:list>
<text:list-item>
<text:p>Add support for xelatex in the default template.</text:p></text:list-item></text:list>
</text:p></text:list-item><text:list-item>
<text:p>Improved french cleaner (see <text:a xlink:type="simple" xlink:href="https://crowdagger.github.io/textes/articles/heuristique.html">an article (in french)</text:a> that talks about what it does).</text:p></text:list-item></text:list>
</text:p>
        </text:list-item>
        <text:list-item>
          <text:p>Crowbook user guide: documentation has been updated to correctly reflect 0.9.x options.</text:p>
        </text:list-item>
        <text:list-item>
          <text:p>API:<text:list>
<text:list-item>
<text:p><text:span text:style-name="Preformatted_20_Text">clap</text:span> dependency is now optional, people who want to use Crowbook as a library should include it with <text:span text:style-name="Preformatted_20_Text">crowbook = { version = “0.9”, default-features = false }</text:span>. (<text:span text:style-name="Preformatted_20_Text">clap</text:span> is still required to build a working binary).</text:p></text:list-item></text:list>
</text:p>
        </text:list-item>
      </text:list>
      <text:h text:style-name="Heading_20_2">
0.9.0 (2016-09-23)</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item>
<text:p><text:span text:style-name="Preformatted_20_Text">output.base_path</text:span> specifies a directory where the output files (set by <text:span text:style-name="Preformatted_20_Text">output.FORMAT</text:span> will be written.</text:p></text:list-item><text:list-item>
<text:p><text:span text:style-name="Preformatted_20_Text">resources.base_path.templates</text:span> specifies where templates can be found.</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text:span text:style-name="Preformatted_20_Text">rendering.inline_toc.name</text:span> can use <text:span text:style-name="Preformatted_20_Text">{{{loc_toc}}}</text:span> to specify a localized name.</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item>
<text:p>Improved the way footnotes are displayed.</text:p></text:list-item><text:list-item>
<text:p>In standalone HTML, footnotes are rendered at the end of the document instead of at the end of the chapter, unless <text:span text:style-name="Preformatted_20_Text">html_single.one_chapter</text:span> is true.</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item>
<text:p><text:span text:style-name="Preformatted_20_Text">import_config</text:span> now correctly translates the imported book’s paths.</text:p></text:list-item></text:list>
</text:p>
        </text:list-item>
        <text:list-item>
          <text:p>Crowbook program:<text:list>
<text:list-item>
<text:p>Still working to improve error messages.</text:p></text:list-item><text:list-item>
<text:p><text:span text:style-name="Preformatted_20_Text">crowbook --list-options</text:span> uses colours. This might hurt your ey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